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" svg:font-family="arial, sans-serif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fo:margin-top="0.2in" fo:margin-bottom="0.2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799in" fo:border="0.05pt solid #b2b2b2"/>
    </style:style>
    <style:style style:name="Table1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3" style:family="table">
      <style:table-properties style:width="6.6931in" fo:margin-top="0.2in" fo:margin-bottom="0.2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799in" fo:border="0.05pt solid #b2b2b2"/>
    </style:style>
    <style:style style:name="Table3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4" style:family="table">
      <style:table-properties style:width="6.6931in" fo:margin-top="0.2in" fo:margin-bottom="0.2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799in" fo:border="0.05pt solid #b2b2b2"/>
    </style:style>
    <style:style style:name="Table4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2" style:family="table">
      <style:table-properties style:width="6.6931in" fo:margin-top="0.2in" fo:margin-bottom="0.2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799in" fo:border="0.05pt solid #b2b2b2"/>
    </style:style>
    <style:style style:name="Table2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9" style:family="table">
      <style:table-properties style:width="6.6931in" fo:margin-top="0.2in" fo:margin-bottom="0.2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799in" fo:border="0.05pt solid #b2b2b2"/>
    </style:style>
    <style:style style:name="Table9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10" style:family="table">
      <style:table-properties style:width="6.6931in" fo:margin-top="0.2in" fo:margin-bottom="0.2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799in" fo:border="0.05pt solid #b2b2b2"/>
    </style:style>
    <style:style style:name="Table10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5" style:family="table">
      <style:table-properties style:width="6.6931in" fo:margin-top="0.2in" fo:margin-bottom="0.2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799in" fo:border="0.05pt solid #b2b2b2"/>
    </style:style>
    <style:style style:name="Table5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6" style:family="table">
      <style:table-properties style:width="6.6931in" fo:margin-top="0.2in" fo:margin-bottom="0.2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799in" fo:border="0.05pt solid #b2b2b2"/>
    </style:style>
    <style:style style:name="Table6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7" style:family="table">
      <style:table-properties style:width="6.6931in" fo:margin-top="0.2in" fo:margin-bottom="0.2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799in" fo:border="0.05pt solid #b2b2b2"/>
    </style:style>
    <style:style style:name="Table7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11" style:family="table">
      <style:table-properties style:width="6.6931in" fo:margin-top="0.2in" fo:margin-bottom="0.2in" table:align="margins"/>
    </style:style>
    <style:style style:name="Table11.A" style:family="table-column">
      <style:table-column-properties style:column-width="3.3465in" style:rel-column-width="32768*"/>
    </style:style>
    <style:style style:name="Table11.B" style:family="table-column">
      <style:table-column-properties style:column-width="3.3465in" style:rel-column-width="32767*"/>
    </style:style>
    <style:style style:name="Table11.A1" style:family="table-cell">
      <style:table-cell-properties fo:padding="0.0799in" fo:border="0.05pt solid #b2b2b2"/>
    </style:style>
    <style:style style:name="Table11.A2" style:family="table-cell">
      <style:table-cell-properties fo:padding="0.0799in" fo:border-left="0.05pt solid #b2b2b2" fo:border-right="none" fo:border-top="none" fo:border-bottom="0.05pt solid #b2b2b2"/>
    </style:style>
    <style:style style:name="Table11.B2" style:family="table-cell">
      <style:table-cell-properties fo:padding="0.0799in" fo:border-left="none" fo:border-right="0.05pt solid #b2b2b2" fo:border-top="none" fo:border-bottom="0.05pt solid #b2b2b2"/>
    </style:style>
    <style:style style:name="Table8" style:family="table">
      <style:table-properties style:width="6.6931in" fo:margin-top="0.2in" fo:margin-bottom="0.2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799in" fo:border="0.05pt solid #b2b2b2"/>
    </style:style>
    <style:style style:name="Table8.A2" style:family="table-cell">
      <style:table-cell-properties fo:padding="0.0799in" fo:border-left="0.05pt solid #b2b2b2" fo:border-right="0.05pt solid #b2b2b2" fo:border-top="none" fo:border-bottom="0.05pt solid #b2b2b2"/>
    </style:style>
    <style:style style:name="Table12" style:family="table">
      <style:table-properties style:width="6.6931in" fo:margin-top="0.2in" fo:margin-bottom="0.2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799in" fo:border="0.05pt solid #b2b2b2"/>
    </style:style>
    <style:style style:name="Table12.A2" style:family="table-cell">
      <style:table-cell-properties fo:padding="0.0799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officeooo:rsid="00061cc7" officeooo:paragraph-rsid="00061cc7"/>
    </style:style>
    <style:style style:name="P2" style:family="paragraph" style:parent-style-name="Standard">
      <style:text-properties fo:font-size="14pt" fo:font-weight="bold" officeooo:rsid="00061cc7" officeooo:paragraph-rsid="00061cc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8dae9" officeooo:paragraph-rsid="0008dae9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bc7a00" style:font-name="0" fo:font-size="8pt" fo:font-style="italic" officeooo:rsid="000cabe9" officeooo:paragraph-rsid="0062dfea" style:font-size-asian="8pt" style:font-style-asian="italic" style:font-size-complex="8pt"/>
    </style:style>
    <style:style style:name="P5" style:family="paragraph" style:parent-style-name="Standard">
      <style:text-properties fo:color="#bc7a00" style:font-name="0" fo:font-size="8pt" fo:font-style="italic" officeooo:rsid="000cabe9" officeooo:paragraph-rsid="00637415" style:font-size-asian="8pt" style:font-style-asian="italic" style:font-size-complex="8pt"/>
    </style:style>
    <style:style style:name="P6" style:family="paragraph" style:parent-style-name="Standard">
      <style:text-properties fo:color="#bc7a00" style:font-name="0" fo:font-size="8pt" fo:font-style="italic" officeooo:rsid="000cabe9" officeooo:paragraph-rsid="0067887d" style:font-size-asian="8pt" style:font-style-asian="italic" style:font-size-complex="8pt"/>
    </style:style>
    <style:style style:name="P7" style:family="paragraph" style:parent-style-name="Standard">
      <style:text-properties fo:color="#bc7a00" style:font-name="0" fo:font-size="8pt" fo:font-style="italic" officeooo:rsid="000cabe9" officeooo:paragraph-rsid="0067f667" style:font-size-asian="8pt" style:font-style-asian="italic" style:font-size-complex="8pt"/>
    </style:style>
    <style:style style:name="P8" style:family="paragraph" style:parent-style-name="Standard">
      <style:text-properties fo:color="#bc7a00" style:font-name="0" fo:font-size="8pt" fo:font-style="italic" officeooo:rsid="000cabe9" officeooo:paragraph-rsid="006b7561" style:font-size-asian="8pt" style:font-style-asian="italic" style:font-size-complex="8pt"/>
    </style:style>
    <style:style style:name="P9" style:family="paragraph" style:parent-style-name="Standard">
      <style:text-properties fo:color="#bc7a00" style:font-name="0" fo:font-size="8pt" fo:font-style="italic" officeooo:rsid="000cabe9" officeooo:paragraph-rsid="006b8f44" style:font-size-asian="8pt" style:font-style-asian="italic" style:font-size-complex="8pt"/>
    </style:style>
    <style:style style:name="P10" style:family="paragraph" style:parent-style-name="Standard">
      <style:text-properties fo:color="#bc7a00" style:font-name="0" fo:font-size="8pt" fo:font-style="italic" officeooo:rsid="000cabe9" officeooo:paragraph-rsid="006e0e9a" style:font-size-asian="8pt" style:font-style-asian="italic" style:font-size-complex="8pt"/>
    </style:style>
    <style:style style:name="P11" style:family="paragraph" style:parent-style-name="Standard">
      <style:text-properties fo:color="#bc7a00" style:font-name="0" fo:font-size="8pt" fo:font-style="italic" officeooo:rsid="000cabe9" officeooo:paragraph-rsid="0071564c" style:font-size-asian="8pt" style:font-style-asian="italic" style:font-size-complex="8pt"/>
    </style:style>
    <style:style style:name="P12" style:family="paragraph" style:parent-style-name="Standard">
      <style:text-properties fo:color="#bc7a00" style:font-name="0" fo:font-size="8pt" fo:font-style="italic" officeooo:rsid="000cabe9" officeooo:paragraph-rsid="0072b905" style:font-size-asian="8pt" style:font-style-asian="italic" style:font-size-complex="8pt"/>
    </style:style>
    <style:style style:name="P13" style:family="paragraph" style:parent-style-name="Standard">
      <style:text-properties fo:color="#bc7a00" style:font-name="0" fo:font-size="8pt" officeooo:paragraph-rsid="0062dfea" style:font-size-asian="8pt" style:font-size-complex="8pt"/>
    </style:style>
    <style:style style:name="P14" style:family="paragraph" style:parent-style-name="Standard">
      <style:text-properties fo:color="#bc7a00" style:font-name="0" fo:font-size="8pt" officeooo:paragraph-rsid="00637415" style:font-size-asian="8pt" style:font-size-complex="8pt"/>
    </style:style>
    <style:style style:name="P15" style:family="paragraph" style:parent-style-name="Standard">
      <style:text-properties fo:color="#bc7a00" style:font-name="0" fo:font-size="8pt" officeooo:paragraph-rsid="0067887d" style:font-size-asian="8pt" style:font-size-complex="8pt"/>
    </style:style>
    <style:style style:name="P16" style:family="paragraph" style:parent-style-name="Standard">
      <style:text-properties fo:color="#bc7a00" style:font-name="0" fo:font-size="8pt" officeooo:paragraph-rsid="0067f667" style:font-size-asian="8pt" style:font-size-complex="8pt"/>
    </style:style>
    <style:style style:name="P17" style:family="paragraph" style:parent-style-name="Standard">
      <style:text-properties fo:color="#bc7a00" style:font-name="0" fo:font-size="8pt" officeooo:paragraph-rsid="006b8f44" style:font-size-asian="8pt" style:font-size-complex="8pt"/>
    </style:style>
    <style:style style:name="P18" style:family="paragraph" style:parent-style-name="Standard">
      <style:text-properties fo:color="#bc7a00" style:font-name="0" fo:font-size="8pt" officeooo:paragraph-rsid="006e0e9a" style:font-size-asian="8pt" style:font-size-complex="8pt"/>
    </style:style>
    <style:style style:name="P19" style:family="paragraph" style:parent-style-name="Standard">
      <style:text-properties style:font-name="0" fo:font-size="8pt" officeooo:paragraph-rsid="0062dfea" style:font-size-asian="8pt" style:font-size-complex="8pt"/>
    </style:style>
    <style:style style:name="P20" style:family="paragraph" style:parent-style-name="Standard">
      <style:text-properties style:font-name="0" fo:font-size="8pt" officeooo:paragraph-rsid="00637415" style:font-size-asian="8pt" style:font-size-complex="8pt"/>
    </style:style>
    <style:style style:name="P21" style:family="paragraph" style:parent-style-name="Standard">
      <style:text-properties style:font-name="0" fo:font-size="8pt" officeooo:paragraph-rsid="0067887d" style:font-size-asian="8pt" style:font-size-complex="8pt"/>
    </style:style>
    <style:style style:name="P22" style:family="paragraph" style:parent-style-name="Standard">
      <style:text-properties style:font-name="0" fo:font-size="8pt" officeooo:paragraph-rsid="0067f667" style:font-size-asian="8pt" style:font-size-complex="8pt"/>
    </style:style>
    <style:style style:name="P23" style:family="paragraph" style:parent-style-name="Standard">
      <style:text-properties style:font-name="0" fo:font-size="8pt" officeooo:paragraph-rsid="006b7561" style:font-size-asian="8pt" style:font-size-complex="8pt"/>
    </style:style>
    <style:style style:name="P24" style:family="paragraph" style:parent-style-name="Standard">
      <style:text-properties style:font-name="0" fo:font-size="8pt" officeooo:paragraph-rsid="006b8f44" style:font-size-asian="8pt" style:font-size-complex="8pt"/>
    </style:style>
    <style:style style:name="P25" style:family="paragraph" style:parent-style-name="Standard">
      <style:text-properties style:font-name="0" fo:font-size="8pt" officeooo:paragraph-rsid="006e0e9a" style:font-size-asian="8pt" style:font-size-complex="8pt"/>
    </style:style>
    <style:style style:name="P26" style:family="paragraph" style:parent-style-name="Standard">
      <style:text-properties style:font-name="0" fo:font-size="8pt" officeooo:paragraph-rsid="0071564c" style:font-size-asian="8pt" style:font-size-complex="8pt"/>
    </style:style>
    <style:style style:name="P27" style:family="paragraph" style:parent-style-name="Standard">
      <style:text-properties style:font-name="0" fo:font-size="8pt" officeooo:paragraph-rsid="0072b905" style:font-size-asian="8pt" style:font-size-complex="8pt"/>
    </style:style>
    <style:style style:name="P28" style:family="paragraph" style:parent-style-name="Standard">
      <style:text-properties fo:font-size="8pt" officeooo:paragraph-rsid="0062dfea" style:font-size-asian="8pt" style:font-size-complex="8pt"/>
    </style:style>
    <style:style style:name="P29" style:family="paragraph" style:parent-style-name="Standard">
      <style:text-properties fo:font-size="8pt" officeooo:paragraph-rsid="00637415" style:font-size-asian="8pt" style:font-size-complex="8pt"/>
    </style:style>
    <style:style style:name="P30" style:family="paragraph" style:parent-style-name="Standard">
      <style:text-properties fo:font-size="8pt" officeooo:paragraph-rsid="0067887d" style:font-size-asian="8pt" style:font-size-complex="8pt"/>
    </style:style>
    <style:style style:name="P31" style:family="paragraph" style:parent-style-name="Standard">
      <style:text-properties fo:font-size="8pt" officeooo:paragraph-rsid="0067f667" style:font-size-asian="8pt" style:font-size-complex="8pt"/>
    </style:style>
    <style:style style:name="P32" style:family="paragraph" style:parent-style-name="Standard">
      <style:text-properties fo:font-size="8pt" officeooo:paragraph-rsid="006b7561" style:font-size-asian="8pt" style:font-size-complex="8pt"/>
    </style:style>
    <style:style style:name="P33" style:family="paragraph" style:parent-style-name="Standard">
      <style:text-properties fo:font-size="8pt" officeooo:paragraph-rsid="006b8f44" style:font-size-asian="8pt" style:font-size-complex="8pt"/>
    </style:style>
    <style:style style:name="P34" style:family="paragraph" style:parent-style-name="Standard">
      <style:text-properties fo:font-size="8pt" officeooo:paragraph-rsid="006e0e9a" style:font-size-asian="8pt" style:font-size-complex="8pt"/>
    </style:style>
    <style:style style:name="P35" style:family="paragraph" style:parent-style-name="Standard">
      <style:text-properties fo:font-size="8pt" officeooo:paragraph-rsid="0071564c" style:font-size-asian="8pt" style:font-size-complex="8pt"/>
    </style:style>
    <style:style style:name="P36" style:family="paragraph" style:parent-style-name="Standard">
      <style:text-properties fo:font-size="8pt" officeooo:paragraph-rsid="0072b905" style:font-size-asian="8pt" style:font-size-complex="8pt"/>
    </style:style>
    <style:style style:name="P37" style:family="paragraph" style:parent-style-name="Standard">
      <style:text-properties fo:color="#408080" style:font-name="0" fo:font-size="8pt" fo:font-style="italic" officeooo:paragraph-rsid="0062dfea" style:font-size-asian="8pt" style:font-style-asian="italic" style:font-size-complex="8pt"/>
    </style:style>
    <style:style style:name="P38" style:family="paragraph" style:parent-style-name="Standard">
      <style:text-properties fo:color="#408080" style:font-name="0" fo:font-size="8pt" fo:font-style="italic" officeooo:paragraph-rsid="00637415" style:font-size-asian="8pt" style:font-style-asian="italic" style:font-size-complex="8pt"/>
    </style:style>
    <style:style style:name="P39" style:family="paragraph" style:parent-style-name="Standard">
      <style:text-properties fo:color="#408080" style:font-name="0" fo:font-size="8pt" fo:font-style="italic" officeooo:paragraph-rsid="006e0e9a" style:font-size-asian="8pt" style:font-style-asian="italic" style:font-size-complex="8pt"/>
    </style:style>
    <style:style style:name="P40" style:family="paragraph" style:parent-style-name="Standard">
      <style:text-properties officeooo:rsid="00620b64" officeooo:paragraph-rsid="0072b905"/>
    </style:style>
    <style:style style:name="P41" style:family="paragraph" style:parent-style-name="Addressee">
      <style:text-properties officeooo:rsid="0063422d" officeooo:paragraph-rsid="0063422d"/>
    </style:style>
    <style:style style:name="P42" style:family="paragraph" style:parent-style-name="Addressee">
      <style:text-properties officeooo:paragraph-rsid="0063422d"/>
    </style:style>
    <style:style style:name="P43" style:family="paragraph" style:parent-style-name="Addressee">
      <style:text-properties officeooo:rsid="00637415" officeooo:paragraph-rsid="00637415"/>
    </style:style>
    <style:style style:name="P44" style:family="paragraph" style:parent-style-name="Addressee">
      <style:text-properties officeooo:rsid="0063bff9" officeooo:paragraph-rsid="0063bff9"/>
    </style:style>
    <style:style style:name="P45" style:family="paragraph" style:parent-style-name="Addressee">
      <style:text-properties officeooo:paragraph-rsid="006665d9"/>
    </style:style>
    <style:style style:name="P46" style:family="paragraph" style:parent-style-name="Addressee">
      <style:text-properties officeooo:rsid="006665d9" officeooo:paragraph-rsid="006665d9"/>
    </style:style>
    <style:style style:name="P47" style:family="paragraph" style:parent-style-name="Addressee">
      <style:text-properties officeooo:rsid="0069c7ed" officeooo:paragraph-rsid="0069c7ed"/>
    </style:style>
    <style:style style:name="P48" style:family="paragraph" style:parent-style-name="Addressee">
      <style:text-properties officeooo:rsid="006fe00b" officeooo:paragraph-rsid="006fe00b"/>
    </style:style>
    <style:style style:name="P49" style:family="paragraph" style:parent-style-name="Addressee">
      <style:text-properties officeooo:rsid="0071564c" officeooo:paragraph-rsid="0071564c"/>
    </style:style>
    <style:style style:name="P50" style:family="paragraph" style:parent-style-name="Addressee">
      <style:text-properties officeooo:rsid="0071564c" officeooo:paragraph-rsid="0071c402"/>
    </style:style>
    <style:style style:name="P51" style:family="paragraph" style:parent-style-name="Addressee">
      <style:text-properties fo:font-size="8pt" officeooo:rsid="0071564c" officeooo:paragraph-rsid="0071564c" style:font-size-asian="8pt" style:font-size-complex="8pt"/>
    </style:style>
    <style:style style:name="P52" style:family="paragraph" style:parent-style-name="Addressee">
      <style:text-properties fo:font-size="8pt" officeooo:rsid="0071564c" officeooo:paragraph-rsid="0074786b" style:font-size-asian="8pt" style:font-size-complex="8pt"/>
    </style:style>
    <style:style style:name="P53" style:family="paragraph" style:parent-style-name="Addressee">
      <style:text-properties fo:font-size="8pt" officeooo:rsid="0072b905" officeooo:paragraph-rsid="0072b905" style:font-size-asian="8pt" style:font-size-complex="8pt"/>
    </style:style>
    <style:style style:name="P54" style:family="paragraph" style:parent-style-name="Question">
      <style:text-properties officeooo:paragraph-rsid="00620b64"/>
    </style:style>
    <style:style style:name="P55" style:family="paragraph" style:parent-style-name="Question">
      <style:text-properties officeooo:paragraph-rsid="0067f667"/>
    </style:style>
    <style:style style:name="P56" style:family="paragraph" style:parent-style-name="Question">
      <style:text-properties officeooo:paragraph-rsid="006b7561"/>
    </style:style>
    <style:style style:name="P5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8" style:family="paragraph" style:parent-style-name="Standard" style:master-page-name="Standard">
      <style:paragraph-properties style:page-number="auto"/>
      <style:text-properties fo:font-weight="bold" officeooo:rsid="0021545e" officeooo:paragraph-rsid="00620b64" style:font-weight-asian="bold" style:font-weight-complex="bold"/>
    </style:style>
    <style:style style:name="P59" style:family="paragraph" style:parent-style-name="Standard" style:master-page-name="Standard">
      <style:paragraph-properties style:page-number="auto"/>
      <style:text-properties fo:font-weight="bold" officeooo:rsid="0021545e" officeooo:paragraph-rsid="0067f667" style:font-weight-asian="bold" style:font-weight-complex="bold"/>
    </style:style>
    <style:style style:name="P60" style:family="paragraph" style:parent-style-name="Standard" style:master-page-name="Standard">
      <style:paragraph-properties style:page-number="auto"/>
      <style:text-properties fo:font-weight="bold" officeooo:rsid="0021545e" officeooo:paragraph-rsid="006b7561" style:font-weight-asian="bold" style:font-weight-complex="bold"/>
    </style:style>
    <style:style style:name="P61" style:family="paragraph" style:parent-style-name="Standard" style:master-page-name="Standard">
      <style:paragraph-properties style:page-number="auto"/>
      <style:text-properties fo:font-weight="bold" officeooo:rsid="0067f667" officeooo:paragraph-rsid="0067f667" style:font-weight-asian="bold" style:font-weight-complex="bold"/>
    </style:style>
    <style:style style:name="P62" style:family="paragraph" style:parent-style-name="Standard" style:master-page-name="Standard">
      <style:paragraph-properties style:page-number="auto"/>
      <style:text-properties fo:font-weight="bold" officeooo:rsid="0067f667" officeooo:paragraph-rsid="0071564c" style:font-weight-asian="bold" style:font-weight-complex="bold"/>
    </style:style>
    <style:style style:name="P63" style:family="paragraph" style:parent-style-name="Standard" style:master-page-name="Standard">
      <style:paragraph-properties style:page-number="auto"/>
      <style:text-properties fo:font-weight="bold" officeooo:rsid="0067f667" officeooo:paragraph-rsid="0072b905" style:font-weight-asian="bold" style:font-weight-complex="bold"/>
    </style:style>
    <style:style style:name="P64" style:family="paragraph" style:parent-style-name="Standard" style:master-page-name="Standard">
      <style:paragraph-properties style:page-number="auto"/>
      <style:text-properties fo:color="#bc7a00" style:font-name="0" fo:font-size="8pt" officeooo:paragraph-rsid="0062dfea" style:font-size-asian="8pt" style:font-size-complex="8pt"/>
    </style:style>
    <style:style style:name="P65" style:family="paragraph" style:parent-style-name="Standard" style:master-page-name="Standard">
      <style:paragraph-properties style:page-number="auto"/>
      <style:text-properties fo:color="#bc7a00" style:font-name="0" fo:font-size="8pt" officeooo:paragraph-rsid="00637415" style:font-size-asian="8pt" style:font-size-complex="8pt"/>
    </style:style>
    <style:style style:name="P66" style:family="paragraph" style:parent-style-name="Standard" style:master-page-name="Standard">
      <style:paragraph-properties style:page-number="auto"/>
      <style:text-properties fo:color="#bc7a00" style:font-name="0" fo:font-size="8pt" officeooo:paragraph-rsid="0067887d" style:font-size-asian="8pt" style:font-size-complex="8pt"/>
    </style:style>
    <style:style style:name="P67" style:family="paragraph" style:parent-style-name="Standard" style:master-page-name="Standard">
      <style:paragraph-properties style:page-number="auto"/>
      <style:text-properties fo:color="#bc7a00" style:font-name="0" fo:font-size="8pt" officeooo:paragraph-rsid="0067f667" style:font-size-asian="8pt" style:font-size-complex="8pt"/>
    </style:style>
    <style:style style:name="P68" style:family="paragraph" style:parent-style-name="Standard" style:master-page-name="Standard">
      <style:paragraph-properties style:page-number="auto"/>
      <style:text-properties fo:color="#bc7a00" style:font-name="0" fo:font-size="8pt" officeooo:paragraph-rsid="006b7561" style:font-size-asian="8pt" style:font-size-complex="8pt"/>
    </style:style>
    <style:style style:name="P69" style:family="paragraph" style:parent-style-name="Standard" style:master-page-name="Standard">
      <style:paragraph-properties style:page-number="auto"/>
      <style:text-properties fo:color="#bc7a00" style:font-name="0" fo:font-size="8pt" officeooo:paragraph-rsid="006b8f44" style:font-size-asian="8pt" style:font-size-complex="8pt"/>
    </style:style>
    <style:style style:name="P70" style:family="paragraph" style:parent-style-name="Standard" style:master-page-name="Standard">
      <style:paragraph-properties style:page-number="auto"/>
      <style:text-properties fo:color="#bc7a00" style:font-name="0" fo:font-size="8pt" officeooo:paragraph-rsid="006e0e9a" style:font-size-asian="8pt" style:font-size-complex="8pt"/>
    </style:style>
    <style:style style:name="P71" style:family="paragraph" style:parent-style-name="Standard" style:master-page-name="Standard">
      <style:paragraph-properties style:page-number="auto"/>
      <style:text-properties fo:color="#bc7a00" style:font-name="0" fo:font-size="8pt" officeooo:paragraph-rsid="0071564c" style:font-size-asian="8pt" style:font-size-complex="8pt"/>
    </style:style>
    <style:style style:name="P72" style:family="paragraph" style:parent-style-name="Standard" style:master-page-name="Standard">
      <style:paragraph-properties style:page-number="auto"/>
      <style:text-properties fo:color="#bc7a00" style:font-name="0" fo:font-size="8pt" officeooo:paragraph-rsid="0072b905" style:font-size-asian="8pt" style:font-size-complex="8pt"/>
    </style:style>
    <style:style style:name="P73" style:family="paragraph" style:parent-style-name="Standard">
      <style:text-properties fo:color="#bc7a00" style:font-name="0" fo:font-size="8pt" officeooo:paragraph-rsid="0071564c" style:font-size-asian="8pt" style:font-size-complex="8pt"/>
    </style:style>
    <style:style style:name="P74" style:family="paragraph" style:parent-style-name="Standard">
      <style:text-properties fo:color="#bc7a00" style:font-name="0" fo:font-size="8pt" officeooo:paragraph-rsid="0072b905" style:font-size-asian="8pt" style:font-size-complex="8pt"/>
    </style:style>
    <style:style style:name="P75" style:family="paragraph" style:parent-style-name="Standard">
      <style:text-properties style:font-name="0" fo:font-size="8pt" officeooo:paragraph-rsid="0071564c" style:font-size-asian="8pt" style:font-size-complex="8pt"/>
    </style:style>
    <style:style style:name="P76" style:family="paragraph" style:parent-style-name="Standard">
      <style:text-properties style:font-name="0" fo:font-size="8pt" officeooo:paragraph-rsid="0072b905" style:font-size-asian="8pt" style:font-size-complex="8pt"/>
    </style:style>
    <style:style style:name="P77" style:family="paragraph" style:parent-style-name="Heading_20_1">
      <style:text-properties officeooo:paragraph-rsid="00620b64"/>
    </style:style>
    <style:style style:name="P78" style:family="paragraph" style:parent-style-name="Heading_20_1">
      <style:text-properties officeooo:paragraph-rsid="0067f667"/>
    </style:style>
    <style:style style:name="P79" style:family="paragraph" style:parent-style-name="Heading_20_1">
      <style:text-properties officeooo:paragraph-rsid="0071564c"/>
    </style:style>
    <style:style style:name="P80" style:family="paragraph" style:parent-style-name="Addressee" style:master-page-name="Standard">
      <style:paragraph-properties style:page-number="auto"/>
    </style:style>
    <style:style style:name="P81" style:family="paragraph" style:parent-style-name="Addressee" style:master-page-name="Standard">
      <style:paragraph-properties style:page-number="auto"/>
      <style:text-properties fo:font-size="8pt" officeooo:rsid="0071564c" officeooo:paragraph-rsid="0071564c" style:font-size-asian="8pt" style:font-size-complex="8pt"/>
    </style:style>
    <style:style style:name="P82" style:family="paragraph" style:parent-style-name="Addressee" style:master-page-name="Standard">
      <style:paragraph-properties style:page-number="auto"/>
      <style:text-properties fo:font-size="8pt" officeooo:rsid="0071564c" officeooo:paragraph-rsid="0074786b" style:font-size-asian="8pt" style:font-size-complex="8pt"/>
    </style:style>
    <style:style style:name="P83" style:family="paragraph" style:parent-style-name="Addressee" style:master-page-name="Standard">
      <style:paragraph-properties style:page-number="auto"/>
      <style:text-properties fo:font-size="8pt" officeooo:rsid="0072b905" officeooo:paragraph-rsid="0072b905" style:font-size-asian="8pt" style:font-size-complex="8pt"/>
    </style:style>
    <style:style style:name="P84" style:family="paragraph" style:parent-style-name="Contents_20_Heading">
      <style:paragraph-properties fo:text-align="center" style:justify-single-word="false"/>
      <style:text-properties fo:font-size="14pt" officeooo:paragraph-rsid="0076572b" style:font-size-asian="14pt" style:font-size-complex="14pt"/>
    </style:style>
    <style:style style:name="T1" style:family="text">
      <style:text-properties fo:color="#008000" style:font-name="0" fo:font-weight="bold" style:font-weight-asian="bold"/>
    </style:style>
    <style:style style:name="T2" style:family="text">
      <style:text-properties style:font-name="0"/>
    </style:style>
    <style:style style:name="T3" style:family="text">
      <style:text-properties style:font-name="0" loext:padding="0in" loext:border="none"/>
    </style:style>
    <style:style style:name="T4" style:family="text">
      <style:text-properties fo:color="#b00040" style:font-name="0"/>
    </style:style>
    <style:style style:name="T5" style:family="text">
      <style:text-properties fo:color="#0000ff" style:font-name="0"/>
    </style:style>
    <style:style style:name="T6" style:family="text">
      <style:text-properties fo:color="#0000ff" style:font-name="0" fo:font-weight="bold" style:font-weight-asian="bold"/>
    </style:style>
    <style:style style:name="T7" style:family="text">
      <style:text-properties fo:color="#666666" style:font-name="0"/>
    </style:style>
    <style:style style:name="T8" style:family="text">
      <style:text-properties fo:color="#408080" style:font-name="0" fo:font-style="italic" style:font-style-asian="italic"/>
    </style:style>
    <style:style style:name="T9" style:family="text">
      <style:text-properties fo:color="#ba2121" style:font-name="0"/>
    </style:style>
    <style:style style:name="T10" style:family="text">
      <style:text-properties officeooo:rsid="0030b032"/>
    </style:style>
    <style:style style:name="T11" style:family="text">
      <style:text-properties officeooo:rsid="0037305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620b64"/>
    </style:style>
    <style:style style:name="T15" style:family="text">
      <style:text-properties officeooo:rsid="0063422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6665d9"/>
    </style:style>
    <style:style style:name="T18" style:family="text">
      <style:text-properties fo:color="#bb6622" style:font-name="0" fo:font-weight="bold" style:font-weight-asian="bold"/>
    </style:style>
    <style:style style:name="T19" style:family="text">
      <style:text-properties officeooo:rsid="007108d1"/>
    </style:style>
    <style:style style:name="T20" style:family="text">
      <style:text-properties officeooo:rsid="0071c40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rso: C++ Moderno </text:p>
      <text:p text:style-name="P2">Período: 1º semestre/2017</text:p>
      <text:p text:style-name="P3">Aluno: Arthur Nunes de Paiva Santos Queiroz</text:p>
      <text:p text:style-name="P1"/>
      <text:p text:style-name="P84">Lista de exercícios <text:span text:style-name="T11">Módulo 10: Programação genérica e STL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Questõ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Questões</text:p>
          </text:index-title>
          <text:p text:style-name="P57"><text:a xlink:type="simple" xlink:href="#__RefHeading___Toc3688_2418988284" text:style-name="Index_20_Link" text:visited-style-name="Index_20_Link">Questão 1<text:tab/>1</text:a></text:p>
          <text:p text:style-name="P57"><text:a xlink:type="simple" xlink:href="#__RefHeading___Toc3690_2418988284" text:style-name="Index_20_Link" text:visited-style-name="Index_20_Link">Questão 2<text:tab/>2</text:a></text:p>
          <text:p text:style-name="P57"><text:a xlink:type="simple" xlink:href="#__RefHeading___Toc3692_2418988284" text:style-name="Index_20_Link" text:visited-style-name="Index_20_Link">Questão 3<text:tab/>2</text:a></text:p>
          <text:p text:style-name="P57"><text:a xlink:type="simple" xlink:href="#__RefHeading___Toc3694_2418988284" text:style-name="Index_20_Link" text:visited-style-name="Index_20_Link">Questão 4<text:tab/>3</text:a></text:p>
          <text:p text:style-name="P57"><text:a xlink:type="simple" xlink:href="#__RefHeading___Toc3696_2418988284" text:style-name="Index_20_Link" text:visited-style-name="Index_20_Link">Questão 6<text:tab/>3</text:a></text:p>
          <text:p text:style-name="P57"><text:a xlink:type="simple" xlink:href="#__RefHeading___Toc3698_2418988284" text:style-name="Index_20_Link" text:visited-style-name="Index_20_Link">Questão 7<text:tab/>4</text:a></text:p>
          <text:p text:style-name="P57"><text:a xlink:type="simple" xlink:href="#__RefHeading___Toc3700_2418988284" text:style-name="Index_20_Link" text:visited-style-name="Index_20_Link">Questão 8<text:tab/>4</text:a></text:p>
          <text:p text:style-name="P57"><text:a xlink:type="simple" xlink:href="#__RefHeading___Toc3702_2418988284" text:style-name="Index_20_Link" text:visited-style-name="Index_20_Link">Questão 9<text:tab/>5</text:a></text:p>
          <text:p text:style-name="P57"><text:a xlink:type="simple" xlink:href="#__RefHeading___Toc3704_2418988284" text:style-name="Index_20_Link" text:visited-style-name="Index_20_Link">Questão 10<text:tab/>5</text:a></text:p>
          <text:p text:style-name="P57"><text:a xlink:type="simple" xlink:href="#__RefHeading___Toc3706_2418988284" text:style-name="Index_20_Link" text:visited-style-name="Index_20_Link">Questão 11<text:tab/>6</text:a></text:p>
          <text:p text:style-name="P57"><text:a xlink:type="simple" xlink:href="#__RefHeading___Toc3708_2418988284" text:style-name="Index_20_Link" text:visited-style-name="Index_20_Link">Questão 12<text:tab/>7</text:a></text:p>
          <text:p text:style-name="P57"><text:a xlink:type="simple" xlink:href="#__RefHeading___Toc3710_2418988284" text:style-name="Index_20_Link" text:visited-style-name="Index_20_Link">Questão 13<text:tab/>8</text:a></text:p>
        </text:index-body>
      </text:table-of-content>
      <text:h text:style-name="P77" text:outline-level="1"><text:bookmark-start text:name="__RefHeading___Toc3688_2418988284"/>Questão 1<text:bookmark-end text:name="__RefHeading___Toc3688_2418988284"/></text:h>
      <text:p text:style-name="P54">Itere mais uma vez sobre a <text:span text:style-name="T14">função</text:span> sum( ) e <text:span text:style-name="T14">faça</text:span> um lifting que a permita funcionar com listas encadeadas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8">main.<text:span text:style-name="T10">cpp</text:span></text:p>
          </table:table-cell>
        </table:table-row>
        <table:table-row>
          <table:table-cell table:style-name="Table1.A2" office:value-type="string">
            <text:p text:style-name="P64">#include &lt;iostream&gt;</text:p>
            <text:p text:style-name="P13">#include &lt;string&gt;</text:p>
            <text:p text:style-name="P13">#include &lt;vector&gt;</text:p>
            <text:p text:style-name="P13">#include &lt;list&gt;</text:p>
            <text:p text:style-name="P13">#include &lt;deque&gt;</text:p>
            <text:p text:style-name="P13">#include &lt;type_traits&gt;</text:p>
            <text:p text:style-name="P19"/>
            <text:p text:style-name="P37">// http://www.cplusplus.com/forum/articles/20881/</text:p>
            <text:p text:style-name="P37">// https://stackoverflow.com/questions/18467190/a-template-function-that-takes-iterators-or-pointers-and-gets-the-pointed-to-typ</text:p>
            <text:p text:style-name="P28"><text:span text:style-name="T1">template</text:span><text:span text:style-name="T7">&lt;</text:span><text:span text:style-name="T1">class</text:span><text:span text:style-name="T2"> </text:span><text:span text:style-name="T6">ForwardIteratorType</text:span><text:span text:style-name="T7">&gt;</text:span></text:p>
            <text:p text:style-name="P28"><text:span text:style-name="T1">typename</text:span><text:span text:style-name="T2"> std</text:span><text:span text:style-name="T7">::</text:span><text:span text:style-name="T2">iterator_traits</text:span><text:span text:style-name="T7">&lt;</text:span><text:span text:style-name="T2">ForwardIteratorType</text:span><text:span text:style-name="T7">&gt;::</text:span><text:span text:style-name="T2">value_type sum( ForwardIteratorType begin, ForwardIteratorType end) {</text:span></text:p>
            <text:p text:style-name="P28"><text:span text:style-name="T2"><text:tab/></text:span><text:span text:style-name="T1">auto</text:span><text:span text:style-name="T2"> result </text:span><text:span text:style-name="T7">=</text:span><text:span text:style-name="T2"> </text:span><text:span text:style-name="T1">typename</text:span><text:span text:style-name="T2"> std</text:span><text:span text:style-name="T7">::</text:span><text:span text:style-name="T2">iterator_traits</text:span><text:span text:style-name="T7">&lt;</text:span><text:span text:style-name="T2">ForwardIteratorType</text:span><text:span text:style-name="T7">&gt;::</text:span><text:span text:style-name="T2">value_type();</text:span></text:p>
            <text:p text:style-name="P28"><text:span text:style-name="T2"><text:s text:c="4"/></text:span><text:span text:style-name="T1">while</text:span><text:span text:style-name="T2">(begin </text:span><text:span text:style-name="T7">!=</text:span><text:span text:style-name="T2"> end)</text:span></text:p>
            <text:p text:style-name="P19"><text:s text:c="4"/>{</text:p>
            <text:p text:style-name="P28"><text:span text:style-name="T2"><text:tab/><text:tab/>result </text:span><text:span text:style-name="T7">=</text:span><text:span text:style-name="T2"> result </text:span><text:span text:style-name="T7">+</text:span><text:span text:style-name="T2"> </text:span><text:span text:style-name="T7">*</text:span><text:span text:style-name="T2">(begin);</text:span></text:p>
            <text:p text:style-name="P28"><text:span text:style-name="T2"><text:s text:c="8"/></text:span><text:span text:style-name="T7">++</text:span><text:span text:style-name="T2">begin;</text:span></text:p>
            <text:p text:style-name="P19"><text:s text:c="4"/>}</text:p>
            <text:p text:style-name="P19"/>
            <text:p text:style-name="P28"><text:span text:style-name="T2"><text:tab/></text:span><text:span text:style-name="T1">return</text:span><text:span text:style-name="T2"> result;</text:span></text:p>
            <text:p text:style-name="P19">}</text:p>
            <text:p text:style-name="P19"/>
            <text:p text:style-name="P28"><text:span text:style-name="T4">int</text:span><text:span text:style-name="T2"> main()</text:span></text:p>
            <text:p text:style-name="P19">{</text:p>
            <text:p text:style-name="P28"><text:span text:style-name="T2"><text:s text:c="4"/></text:span><text:span text:style-name="T1">const</text:span><text:span text:style-name="T2"> </text:span><text:span text:style-name="T4">int</text:span><text:span text:style-name="T2"> LENGTH(</text:span><text:span text:style-name="T7">6</text:span><text:span text:style-name="T2">);</text:span></text:p>
            <text:p text:style-name="P28"><text:span text:style-name="T2"><text:s text:c="4"/></text:span><text:span text:style-name="T4">int</text:span><text:span text:style-name="T2"> data[LENGTH] </text:span><text:span text:style-name="T7">=</text:span><text:span text:style-name="T2"> { </text:span><text:span text:style-name="T7">5</text:span><text:span text:style-name="T2">, </text:span><text:span text:style-name="T7">7</text:span><text:span text:style-name="T2">, </text:span><text:span text:style-name="T7">8</text:span><text:span text:style-name="T2">, </text:span><text:span text:style-name="T7">9</text:span><text:span text:style-name="T2">, </text:span><text:span text:style-name="T7">1</text:span><text:span text:style-name="T2">, </text:span><text:span text:style-name="T7">2</text:span><text:span text:style-name="T2"> };</text:span></text:p>
            <text:p text:style-name="P28"><text:span text:style-name="T2"><text:s text:c="4"/>std</text:span><text:span text:style-name="T7">::</text:span><text:span text:style-name="T2">vector</text:span><text:span text:style-name="T7">&lt;</text:span><text:span text:style-name="T4">int</text:span><text:span text:style-name="T7">&gt;</text:span><text:span text:style-name="T2"> vData(data, data </text:span><text:span text:style-name="T7">+</text:span><text:span text:style-name="T2"> LENGTH);</text:span></text:p>
            <text:p text:style-name="P28"><text:span text:style-name="T2"><text:s text:c="4"/>std</text:span><text:span text:style-name="T7">::</text:span><text:span text:style-name="T2">list</text:span><text:span text:style-name="T7">&lt;</text:span><text:span text:style-name="T4">int</text:span><text:span text:style-name="T7">&gt;</text:span><text:span text:style-name="T2"> lData(data, data </text:span><text:span text:style-name="T7">+</text:span><text:span text:style-name="T2"> LENGTH);</text:span></text:p>
            <text:p text:style-name="P28"><text:span text:style-name="T2"><text:s text:c="4"/>std</text:span><text:span text:style-name="T7">::</text:span><text:span text:style-name="T2">deque</text:span><text:span text:style-name="T7">&lt;</text:span><text:span text:style-name="T4">int</text:span><text:span text:style-name="T7">&gt;</text:span><text:span text:style-name="T2"> dData(data, data </text:span><text:span text:style-name="T7">+</text:span><text:span text:style-name="T2"> LENGTH);</text:span></text:p>
            <text:p text:style-name="P19"/>
            <text:p text:style-name="P28"><text:soft-page-break/><text:span text:style-name="T2"><text:s text:c="4"/>std</text:span><text:span text:style-name="T7">::</text:span><text:span text:style-name="T2">cout </text:span><text:span text:style-name="T7">&lt;&lt;</text:span><text:span text:style-name="T2"> </text:span><text:span text:style-name="T9">"Array sum: "</text:span><text:span text:style-name="T2"> </text:span><text:span text:style-name="T7">&lt;&lt;</text:span><text:span text:style-name="T2"> sum(data, data </text:span><text:span text:style-name="T7">+</text:span><text:span text:style-name="T2"> LENGTH) </text:span><text:span text:style-name="T7">&lt;&lt;</text:span><text:span text:style-name="T2"> std</text:span><text:span text:style-name="T7">::</text:span><text:span text:style-name="T2">endl;</text:span></text:p>
            <text:p text:style-name="P28"><text:span text:style-name="T2"><text:s text:c="4"/>std</text:span><text:span text:style-name="T7">::</text:span><text:span text:style-name="T2">cout </text:span><text:span text:style-name="T7">&lt;&lt;</text:span><text:span text:style-name="T2"> </text:span><text:span text:style-name="T9">"Vector sum: "</text:span><text:span text:style-name="T2"> </text:span><text:span text:style-name="T7">&lt;&lt;</text:span><text:span text:style-name="T2"> sum(vData.begin(), vData.end()) </text:span><text:span text:style-name="T7">&lt;&lt;</text:span><text:span text:style-name="T2"> std</text:span><text:span text:style-name="T7">::</text:span><text:span text:style-name="T2">endl;</text:span></text:p>
            <text:p text:style-name="P28"><text:span text:style-name="T2"><text:s text:c="4"/>std</text:span><text:span text:style-name="T7">::</text:span><text:span text:style-name="T2">cout </text:span><text:span text:style-name="T7">&lt;&lt;</text:span><text:span text:style-name="T2"> </text:span><text:span text:style-name="T9">"List sum: "</text:span><text:span text:style-name="T2"> </text:span><text:span text:style-name="T7">&lt;&lt;</text:span><text:span text:style-name="T2"> sum(lData.begin(), lData.end()) </text:span><text:span text:style-name="T7">&lt;&lt;</text:span><text:span text:style-name="T2"> std</text:span><text:span text:style-name="T7">::</text:span><text:span text:style-name="T2">endl; <text:s/></text:span></text:p>
            <text:p text:style-name="P28"><text:span text:style-name="T2"><text:s text:c="4"/>std</text:span><text:span text:style-name="T7">::</text:span><text:span text:style-name="T2">cout </text:span><text:span text:style-name="T7">&lt;&lt;</text:span><text:span text:style-name="T2"> </text:span><text:span text:style-name="T9">"Deque sum: "</text:span><text:span text:style-name="T2"> </text:span><text:span text:style-name="T7">&lt;&lt;</text:span><text:span text:style-name="T2"> sum(dData.begin(), dData.end()) </text:span><text:span text:style-name="T7">&lt;&lt;</text:span><text:span text:style-name="T2"> std</text:span><text:span text:style-name="T7">::</text:span><text:span text:style-name="T2">endl;</text:span></text:p>
            <text:p text:style-name="P19"/>
            <text:p text:style-name="P28"><text:span text:style-name="T2"><text:s text:c="4"/></text:span><text:span text:style-name="T1">return</text:span><text:span text:style-name="T2"> </text:span><text:span text:style-name="T7">0</text:span><text:span text:style-name="T2">;</text:span></text:p>
            <text:p text:style-name="P4">}</text:p>
          </table:table-cell>
        </table:table-row>
      </table:table>
      <text:h text:style-name="P77" text:outline-level="1"><text:bookmark-start text:name="__RefHeading___Toc3690_2418988284"/>Questão <text:span text:style-name="T14">2</text:span><text:bookmark-end text:name="__RefHeading___Toc3690_2418988284"/></text:h>
      <text:p text:style-name="Question">Resolva o problema de invocar std::sort( ) em um container do tipo std::list.</text:p>
      <text:p text:style-name="P41">Basta chamar o método <text:span text:style-name="T12">sort()</text:span><text:span text:style-name="T16"> da própria std::list. Não é possível utilizar std::sort em uma std::list pois std::sort requer que os iteradores utilizados fornecem acesso aleatório.</text:span></text:p>
      <text:p text:style-name="P42"><text:span text:style-name="T15">Fonte: </text:span><text:a xlink:type="simple" xlink:href="https://stackoverflow.com/questions/10652674/sorting-stdlists-using-stdsort" text:style-name="Internet_20_link" text:visited-style-name="Visited_20_Internet_20_Link"><text:span text:style-name="T15">https://stackoverflow.com/questions/10652674/sorting-stdlists-using-stdsort</text:span></text:a></text:p>
      <text:h text:style-name="Heading_20_1" text:outline-level="1"><text:bookmark-start text:name="__RefHeading___Toc3692_2418988284"/>Questão <text:span text:style-name="T14">3</text:span><text:bookmark-end text:name="__RefHeading___Toc3692_2418988284"/></text:h>
      <text:p text:style-name="Question">Coloque um default template argument em Accumulator e generalize-o para utilizar iteradores (ao invés de ponteiros). Qual conceito de iterador a implementação exige?</text:p>
      <text:p text:style-name="P43">Os iteradores precisam implementar o conceito ForwardIterator, pois permite ser incrementado para obter o próximo elemento e dereferenciado para leitura do elemento atual.</text:p>
      <text:p text:style-name="P44">Fonte: <text:a xlink:type="simple" xlink:href="https://www.sgi.com/tech/stl/Iterators.html" text:style-name="Internet_20_link" text:visited-style-name="Visited_20_Internet_20_Link">https://www.sgi.com/tech/stl/Iterators.html</text:a> 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8">main.<text:span text:style-name="T10">cpp</text:span></text:p>
          </table:table-cell>
        </table:table-row>
        <table:table-row>
          <table:table-cell table:style-name="Table3.A2" office:value-type="string">
            <text:p text:style-name="P65">#include &lt;iostream&gt;</text:p>
            <text:p text:style-name="P14">#include &lt;string&gt;</text:p>
            <text:p text:style-name="P14">#include &lt;vector&gt;</text:p>
            <text:p text:style-name="P14">#include &lt;list&gt;</text:p>
            <text:p text:style-name="P14">#include &lt;deque&gt;</text:p>
            <text:p text:style-name="P14">#include &lt;type_traits&gt;</text:p>
            <text:p text:style-name="P20"/>
            <text:p text:style-name="P29"><text:span text:style-name="T1">template</text:span><text:span text:style-name="T7">&lt;</text:span><text:span text:style-name="T1">class</text:span><text:span text:style-name="T2"> </text:span><text:span text:style-name="T6">T</text:span><text:span text:style-name="T7">&gt;</text:span></text:p>
            <text:p text:style-name="P29"><text:span text:style-name="T1">struct</text:span><text:span text:style-name="T2"> SumPolicy {</text:span></text:p>
            <text:p text:style-name="P29"><text:span text:style-name="T2"><text:s text:c="4"/></text:span><text:span text:style-name="T1">static</text:span><text:span text:style-name="T2"> </text:span><text:span text:style-name="T4">void</text:span><text:span text:style-name="T2"> accumulate(T</text:span><text:span text:style-name="T7">&amp;</text:span><text:span text:style-name="T2"> total, T v) { total </text:span><text:span text:style-name="T7">+=</text:span><text:span text:style-name="T2"> v; }</text:span></text:p>
            <text:p text:style-name="P20">};</text:p>
            <text:p text:style-name="P20"/>
            <text:p text:style-name="P29"><text:span text:style-name="T1">template</text:span><text:span text:style-name="T7">&lt;</text:span><text:span text:style-name="T1">class</text:span><text:span text:style-name="T2"> </text:span><text:span text:style-name="T6">T</text:span><text:span text:style-name="T7">&gt;</text:span></text:p>
            <text:p text:style-name="P29"><text:span text:style-name="T1">struct</text:span><text:span text:style-name="T2"> MultiplyPolicy {</text:span></text:p>
            <text:p text:style-name="P29"><text:span text:style-name="T2"><text:s text:c="4"/></text:span><text:span text:style-name="T1">static</text:span><text:span text:style-name="T2"> </text:span><text:span text:style-name="T4">void</text:span><text:span text:style-name="T2"> accumulate(T</text:span><text:span text:style-name="T7">&amp;</text:span><text:span text:style-name="T2"> total, T v) { total </text:span><text:span text:style-name="T7">*=</text:span><text:span text:style-name="T2"> v; }</text:span></text:p>
            <text:p text:style-name="P20">};</text:p>
            <text:p text:style-name="P20"/>
            <text:p text:style-name="P38">// https://stackoverflow.com/questions/12930653/getting-an-neutral-element-for-stdmultiply-and-stdplus</text:p>
            <text:p text:style-name="P29"><text:span text:style-name="T1">template</text:span><text:span text:style-name="T2"> </text:span><text:span text:style-name="T7">&lt;</text:span><text:span text:style-name="T1">typename</text:span><text:span text:style-name="T2"> Policy</text:span><text:span text:style-name="T7">&gt;</text:span><text:span text:style-name="T2"> </text:span><text:span text:style-name="T1">struct</text:span><text:span text:style-name="T2"> PolicyTraits;</text:span></text:p>
            <text:p text:style-name="P29"><text:span text:style-name="T1">template</text:span><text:span text:style-name="T7">&lt;&gt;</text:span></text:p>
            <text:p text:style-name="P29"><text:span text:style-name="T1">struct</text:span><text:span text:style-name="T2"> PolicyTraits</text:span><text:span text:style-name="T7">&lt;</text:span><text:span text:style-name="T2">SumPolicy</text:span><text:span text:style-name="T7">&lt;</text:span><text:span text:style-name="T4">int</text:span><text:span text:style-name="T7">&gt;</text:span><text:span text:style-name="T2"> </text:span><text:span text:style-name="T7">&gt;</text:span></text:p>
            <text:p text:style-name="P20">{</text:p>
            <text:p text:style-name="P29"><text:span text:style-name="T2"><text:s text:c="4"/></text:span><text:span text:style-name="T1">static</text:span><text:span text:style-name="T2"> </text:span><text:span text:style-name="T4">int</text:span><text:span text:style-name="T2"> </text:span><text:span text:style-name="T1">const</text:span><text:span text:style-name="T2"> identity </text:span><text:span text:style-name="T7">=</text:span><text:span text:style-name="T2"> </text:span><text:span text:style-name="T7">0</text:span><text:span text:style-name="T2">;</text:span></text:p>
            <text:p text:style-name="P20">};</text:p>
            <text:p text:style-name="P29"><text:span text:style-name="T1">template</text:span><text:span text:style-name="T7">&lt;&gt;</text:span></text:p>
            <text:p text:style-name="P29"><text:span text:style-name="T1">struct</text:span><text:span text:style-name="T2"> PolicyTraits</text:span><text:span text:style-name="T7">&lt;</text:span><text:span text:style-name="T2">MultiplyPolicy</text:span><text:span text:style-name="T7">&lt;</text:span><text:span text:style-name="T4">int</text:span><text:span text:style-name="T7">&gt;</text:span><text:span text:style-name="T2"> </text:span><text:span text:style-name="T7">&gt;</text:span></text:p>
            <text:p text:style-name="P20">{</text:p>
            <text:p text:style-name="P29"><text:span text:style-name="T2"><text:s text:c="4"/></text:span><text:span text:style-name="T1">static</text:span><text:span text:style-name="T2"> </text:span><text:span text:style-name="T4">int</text:span><text:span text:style-name="T2"> </text:span><text:span text:style-name="T1">const</text:span><text:span text:style-name="T2"> identity </text:span><text:span text:style-name="T7">=</text:span><text:span text:style-name="T2"> </text:span><text:span text:style-name="T7">1</text:span><text:span text:style-name="T2">;</text:span></text:p>
            <text:p text:style-name="P20">};</text:p>
            <text:p text:style-name="P20"/>
            <text:p text:style-name="P29"><text:span text:style-name="T1">template</text:span><text:span text:style-name="T2"> </text:span><text:span text:style-name="T7">&lt;</text:span><text:span text:style-name="T1">template</text:span><text:span text:style-name="T7">&lt;</text:span><text:span text:style-name="T2">class</text:span><text:span text:style-name="T7">&gt;</text:span><text:span text:style-name="T2"> </text:span><text:span text:style-name="T1">class</text:span><text:span text:style-name="T2"> </text:span><text:span text:style-name="T6">Policy</text:span><text:span text:style-name="T2"> </text:span><text:span text:style-name="T7">=</text:span><text:span text:style-name="T2"> SumPolicy</text:span><text:span text:style-name="T7">&gt;</text:span></text:p>
            <text:p text:style-name="P29"><text:span text:style-name="T1">struct</text:span><text:span text:style-name="T2"> Accumulator {</text:span></text:p>
            <text:p text:style-name="P29"><text:span text:style-name="T2"><text:s text:c="4"/></text:span><text:span text:style-name="T1">template</text:span><text:span text:style-name="T7">&lt;</text:span><text:span text:style-name="T1">class</text:span><text:span text:style-name="T2"> </text:span><text:span text:style-name="T6">ForwardIteratorType</text:span><text:span text:style-name="T7">&gt;</text:span></text:p>
            <text:p text:style-name="P29"><text:span text:style-name="T2"><text:s text:c="4"/></text:span><text:span text:style-name="T1">static</text:span><text:span text:style-name="T2"> </text:span><text:span text:style-name="T1">typename</text:span><text:span text:style-name="T2"> std</text:span><text:span text:style-name="T7">::</text:span><text:span text:style-name="T2">iterator_traits</text:span><text:span text:style-name="T7">&lt;</text:span><text:span text:style-name="T2">ForwardIteratorType</text:span><text:span text:style-name="T7">&gt;::</text:span><text:span text:style-name="T2">value_type run(ForwardIteratorType cur, ForwardIteratorType end) {</text:span></text:p>
            <text:p text:style-name="P29"><text:span text:style-name="T2"><text:s text:c="8"/></text:span><text:span text:style-name="T1">auto</text:span><text:span text:style-name="T2"> acc </text:span><text:span text:style-name="T7">=</text:span><text:span text:style-name="T2"> PolicyTraits</text:span><text:span text:style-name="T7">&lt;</text:span><text:span text:style-name="T2">Policy</text:span><text:span text:style-name="T7">&lt;</text:span><text:span text:style-name="T1">typename</text:span><text:span text:style-name="T2"> std</text:span><text:span text:style-name="T7">::</text:span><text:span text:style-name="T2">iterator_traits</text:span><text:span text:style-name="T7">&lt;</text:span><text:span text:style-name="T2">ForwardIteratorType</text:span><text:span text:style-name="T7">&gt;::</text:span><text:span text:style-name="T2">value_type</text:span><text:span text:style-name="T7">&gt;&gt;::</text:span><text:span text:style-name="T2">identity;</text:span></text:p>
            <text:p text:style-name="P29"><text:span text:style-name="T2"><text:s text:c="8"/></text:span><text:span text:style-name="T8">// std::cout &lt;&lt; "acc = " &lt;&lt; acc &lt;&lt; std::endl;</text:span></text:p>
            <text:p text:style-name="P29"><text:span text:style-name="T2"><text:s text:c="8"/></text:span><text:span text:style-name="T1">while</text:span><text:span text:style-name="T2"> (cur </text:span><text:span text:style-name="T7">!=</text:span><text:span text:style-name="T2"> end){</text:span></text:p>
            <text:p text:style-name="P29"><text:soft-page-break/><text:span text:style-name="T2"><text:s text:c="12"/></text:span><text:span text:style-name="T8">// std::cout &lt;&lt; "cur = " &lt;&lt; *cur &lt;&lt; std::endl;</text:span></text:p>
            <text:p text:style-name="P29"><text:span text:style-name="T2"><text:s text:c="12"/>Policy</text:span><text:span text:style-name="T7">&lt;</text:span><text:span text:style-name="T1">typename</text:span><text:span text:style-name="T2"> std</text:span><text:span text:style-name="T7">::</text:span><text:span text:style-name="T2">iterator_traits</text:span><text:span text:style-name="T7">&lt;</text:span><text:span text:style-name="T2">ForwardIteratorType</text:span><text:span text:style-name="T7">&gt;::</text:span><text:span text:style-name="T2">value_type</text:span><text:span text:style-name="T7">&gt;::</text:span><text:span text:style-name="T2">accumulate(acc, </text:span><text:span text:style-name="T7">*</text:span><text:span text:style-name="T2">cur);</text:span></text:p>
            <text:p text:style-name="P29"><text:span text:style-name="T2"><text:s text:c="12"/>cur</text:span><text:span text:style-name="T7">++</text:span><text:span text:style-name="T2">;</text:span></text:p>
            <text:p text:style-name="P29"><text:span text:style-name="T2"><text:s text:c="12"/></text:span><text:span text:style-name="T8">// std::cout &lt;&lt; "acc = " &lt;&lt; acc &lt;&lt; std::endl;</text:span></text:p>
            <text:p text:style-name="P20"><text:s text:c="8"/>}</text:p>
            <text:p text:style-name="P29"><text:span text:style-name="T2"><text:s text:c="8"/></text:span><text:span text:style-name="T1">return</text:span><text:span text:style-name="T2"> acc;</text:span></text:p>
            <text:p text:style-name="P20"><text:s text:c="4"/>}</text:p>
            <text:p text:style-name="P20">};</text:p>
            <text:p text:style-name="P20"/>
            <text:p text:style-name="P29"><text:span text:style-name="T4">int</text:span><text:span text:style-name="T2"> </text:span><text:span text:style-name="T5">main</text:span><text:span text:style-name="T2">()</text:span></text:p>
            <text:p text:style-name="P20">{</text:p>
            <text:p text:style-name="P29"><text:span text:style-name="T2"><text:s text:c="4"/></text:span><text:span text:style-name="T1">const</text:span><text:span text:style-name="T2"> </text:span><text:span text:style-name="T4">int</text:span><text:span text:style-name="T2"> LENGTH(</text:span><text:span text:style-name="T7">6</text:span><text:span text:style-name="T2">);</text:span></text:p>
            <text:p text:style-name="P29"><text:span text:style-name="T2"><text:s text:c="4"/></text:span><text:span text:style-name="T4">int</text:span><text:span text:style-name="T2"> data[LENGTH] </text:span><text:span text:style-name="T7">=</text:span><text:span text:style-name="T2"> { </text:span><text:span text:style-name="T7">1</text:span><text:span text:style-name="T2">, </text:span><text:span text:style-name="T7">2</text:span><text:span text:style-name="T2">, </text:span><text:span text:style-name="T7">3</text:span><text:span text:style-name="T2">, </text:span><text:span text:style-name="T7">4</text:span><text:span text:style-name="T2">, </text:span><text:span text:style-name="T7">5</text:span><text:span text:style-name="T2">, </text:span><text:span text:style-name="T7">6</text:span><text:span text:style-name="T2"> };</text:span></text:p>
            <text:p text:style-name="P29"><text:span text:style-name="T2"><text:s text:c="4"/>std</text:span><text:span text:style-name="T7">::</text:span><text:span text:style-name="T2">vector</text:span><text:span text:style-name="T7">&lt;</text:span><text:span text:style-name="T4">int</text:span><text:span text:style-name="T7">&gt;</text:span><text:span text:style-name="T2"> vData(data, data </text:span><text:span text:style-name="T7">+</text:span><text:span text:style-name="T2"> LENGTH);</text:span></text:p>
            <text:p text:style-name="P29"><text:span text:style-name="T2"><text:s text:c="4"/>std</text:span><text:span text:style-name="T7">::</text:span><text:span text:style-name="T2">list</text:span><text:span text:style-name="T7">&lt;</text:span><text:span text:style-name="T4">int</text:span><text:span text:style-name="T7">&gt;</text:span><text:span text:style-name="T2"> lData(data, data </text:span><text:span text:style-name="T7">+</text:span><text:span text:style-name="T2"> LENGTH);</text:span></text:p>
            <text:p text:style-name="P29"><text:span text:style-name="T2"><text:s text:c="4"/>std</text:span><text:span text:style-name="T7">::</text:span><text:span text:style-name="T2">deque</text:span><text:span text:style-name="T7">&lt;</text:span><text:span text:style-name="T4">int</text:span><text:span text:style-name="T7">&gt;</text:span><text:span text:style-name="T2"> dData(data, data </text:span><text:span text:style-name="T7">+</text:span><text:span text:style-name="T2"> LENGTH);</text:span></text:p>
            <text:p text:style-name="P20"/>
            <text:p text:style-name="P29"><text:span text:style-name="T2"><text:s text:c="4"/></text:span><text:span text:style-name="T8">// https://stackoverflow.com/questions/15373823/template-default-arguments</text:span></text:p>
            <text:p text:style-name="P29"><text:span text:style-name="T2"><text:s text:c="4"/>std</text:span><text:span text:style-name="T7">::</text:span><text:span text:style-name="T2">cout </text:span><text:span text:style-name="T7">&lt;&lt;</text:span><text:span text:style-name="T2"> </text:span><text:span text:style-name="T9">"Array sum_acc: "</text:span><text:span text:style-name="T2"> </text:span><text:span text:style-name="T7">&lt;&lt;</text:span><text:span text:style-name="T2"> Accumulator</text:span><text:span text:style-name="T7">&lt;&gt;::</text:span><text:span text:style-name="T2">run(data, data </text:span><text:span text:style-name="T7">+</text:span><text:span text:style-name="T2"> LENGTH) </text:span><text:span text:style-name="T7">&lt;&lt;</text:span><text:span text:style-name="T2"> std</text:span><text:span text:style-name="T7">::</text:span><text:span text:style-name="T2">endl;</text:span></text:p>
            <text:p text:style-name="P29"><text:span text:style-name="T2"><text:s text:c="4"/>std</text:span><text:span text:style-name="T7">::</text:span><text:span text:style-name="T2">cout </text:span><text:span text:style-name="T7">&lt;&lt;</text:span><text:span text:style-name="T2"> </text:span><text:span text:style-name="T9">"Vector sum_acc: "</text:span><text:span text:style-name="T2"> </text:span><text:span text:style-name="T7">&lt;&lt;</text:span><text:span text:style-name="T2"> Accumulator</text:span><text:span text:style-name="T7">&lt;&gt;::</text:span><text:span text:style-name="T2">run(vData.begin(), vData.end()) </text:span><text:span text:style-name="T7">&lt;&lt;</text:span><text:span text:style-name="T2"> std</text:span><text:span text:style-name="T7">::</text:span><text:span text:style-name="T2">endl;</text:span></text:p>
            <text:p text:style-name="P29"><text:span text:style-name="T2"><text:s text:c="4"/>std</text:span><text:span text:style-name="T7">::</text:span><text:span text:style-name="T2">cout </text:span><text:span text:style-name="T7">&lt;&lt;</text:span><text:span text:style-name="T2"> </text:span><text:span text:style-name="T9">"List sum_acc: "</text:span><text:span text:style-name="T2"> </text:span><text:span text:style-name="T7">&lt;&lt;</text:span><text:span text:style-name="T2"> Accumulator</text:span><text:span text:style-name="T7">&lt;&gt;::</text:span><text:span text:style-name="T2">run(lData.begin(), lData.end()) </text:span><text:span text:style-name="T7">&lt;&lt;</text:span><text:span text:style-name="T2"> std</text:span><text:span text:style-name="T7">::</text:span><text:span text:style-name="T2">endl; <text:s/></text:span></text:p>
            <text:p text:style-name="P29"><text:span text:style-name="T2"><text:s text:c="4"/>std</text:span><text:span text:style-name="T7">::</text:span><text:span text:style-name="T2">cout </text:span><text:span text:style-name="T7">&lt;&lt;</text:span><text:span text:style-name="T2"> </text:span><text:span text:style-name="T9">"Deque sum_acc: "</text:span><text:span text:style-name="T2"> </text:span><text:span text:style-name="T7">&lt;&lt;</text:span><text:span text:style-name="T2"> Accumulator</text:span><text:span text:style-name="T7">&lt;&gt;::</text:span><text:span text:style-name="T2">run(dData.begin(), dData.end()) </text:span><text:span text:style-name="T7">&lt;&lt;</text:span><text:span text:style-name="T2"> std</text:span><text:span text:style-name="T7">::</text:span><text:span text:style-name="T2">endl;</text:span></text:p>
            <text:p text:style-name="P20"/>
            <text:p text:style-name="P29"><text:span text:style-name="T2"><text:s text:c="4"/>std</text:span><text:span text:style-name="T7">::</text:span><text:span text:style-name="T2">cout </text:span><text:span text:style-name="T7">&lt;&lt;</text:span><text:span text:style-name="T2"> </text:span><text:span text:style-name="T9">"Array mult_acc: "</text:span><text:span text:style-name="T2"> </text:span><text:span text:style-name="T7">&lt;&lt;</text:span><text:span text:style-name="T2"> Accumulator</text:span><text:span text:style-name="T7">&lt;</text:span><text:span text:style-name="T2">MultiplyPolicy</text:span><text:span text:style-name="T7">&gt;::</text:span><text:span text:style-name="T2">run(data, data </text:span><text:span text:style-name="T7">+</text:span><text:span text:style-name="T2"> LENGTH) </text:span><text:span text:style-name="T7">&lt;&lt;</text:span><text:span text:style-name="T2"> std</text:span><text:span text:style-name="T7">::</text:span><text:span text:style-name="T2">endl;</text:span></text:p>
            <text:p text:style-name="P29"><text:span text:style-name="T2"><text:s text:c="4"/>std</text:span><text:span text:style-name="T7">::</text:span><text:span text:style-name="T2">cout </text:span><text:span text:style-name="T7">&lt;&lt;</text:span><text:span text:style-name="T2"> </text:span><text:span text:style-name="T9">"Vector mult_acc: "</text:span><text:span text:style-name="T2"> </text:span><text:span text:style-name="T7">&lt;&lt;</text:span><text:span text:style-name="T2"> Accumulator</text:span><text:span text:style-name="T7">&lt;</text:span><text:span text:style-name="T2">MultiplyPolicy</text:span><text:span text:style-name="T7">&gt;::</text:span><text:span text:style-name="T2">run(vData.begin(), vData.end()) </text:span><text:span text:style-name="T7">&lt;&lt;</text:span><text:span text:style-name="T2"> std</text:span><text:span text:style-name="T7">::</text:span><text:span text:style-name="T2">endl;</text:span></text:p>
            <text:p text:style-name="P29"><text:span text:style-name="T2"><text:s text:c="4"/>std</text:span><text:span text:style-name="T7">::</text:span><text:span text:style-name="T2">cout </text:span><text:span text:style-name="T7">&lt;&lt;</text:span><text:span text:style-name="T2"> </text:span><text:span text:style-name="T9">"List mult_acc: "</text:span><text:span text:style-name="T2"> </text:span><text:span text:style-name="T7">&lt;&lt;</text:span><text:span text:style-name="T2"> Accumulator</text:span><text:span text:style-name="T7">&lt;</text:span><text:span text:style-name="T2">MultiplyPolicy</text:span><text:span text:style-name="T7">&gt;::</text:span><text:span text:style-name="T2">run(lData.begin(), lData.end()) </text:span><text:span text:style-name="T7">&lt;&lt;</text:span><text:span text:style-name="T2"> std</text:span><text:span text:style-name="T7">::</text:span><text:span text:style-name="T2">endl; <text:s/></text:span></text:p>
            <text:p text:style-name="P29"><text:span text:style-name="T2"><text:s text:c="4"/>std</text:span><text:span text:style-name="T7">::</text:span><text:span text:style-name="T2">cout </text:span><text:span text:style-name="T7">&lt;&lt;</text:span><text:span text:style-name="T2"> </text:span><text:span text:style-name="T9">"Deque mult_acc: "</text:span><text:span text:style-name="T2"> </text:span><text:span text:style-name="T7">&lt;&lt;</text:span><text:span text:style-name="T2"> Accumulator</text:span><text:span text:style-name="T7">&lt;</text:span><text:span text:style-name="T2">MultiplyPolicy</text:span><text:span text:style-name="T7">&gt;::</text:span><text:span text:style-name="T2">run(dData.begin(), dData.end()) </text:span><text:span text:style-name="T7">&lt;&lt;</text:span><text:span text:style-name="T2"> std</text:span><text:span text:style-name="T7">::</text:span><text:span text:style-name="T2">endl;</text:span></text:p>
            <text:p text:style-name="P20"/>
            <text:p text:style-name="P29"><text:span text:style-name="T2"><text:s text:c="4"/></text:span><text:span text:style-name="T1">return</text:span><text:span text:style-name="T2"> </text:span><text:span text:style-name="T7">0</text:span><text:span text:style-name="T2">;</text:span></text:p>
            <text:p text:style-name="P5">}</text:p>
          </table:table-cell>
        </table:table-row>
      </table:table>
      <text:h text:style-name="P77" text:outline-level="1"><text:bookmark-start text:name="__RefHeading___Toc3694_2418988284"/>Questão <text:span text:style-name="T14">4</text:span><text:bookmark-end text:name="__RefHeading___Toc3694_2418988284"/></text:h>
      <text:p text:style-name="Question">Pesquise na Internet, apenas para conhecimento, sobre o Curiously Recurring Template Pattern.</text:p>
      <text:p text:style-name="P46">O CRTP ocorre quando uma classe tem uma classe base que é uma especialização de template da própria classe filha.</text:p>
      <text:p text:style-name="P45">Fonte: <text:a xlink:type="simple" xlink:href="https://stackoverflow.com/questions/4173254/what-is-the-curiously-recurring-template-pattern-crtp" text:style-name="Internet_20_link" text:visited-style-name="Visited_20_Internet_20_Link"><text:span text:style-name="T17">https://stackoverflow.com/questions/4173254/what-is-the-curiously-recurring-template-pattern-crtp</text:span></text:a><text:span text:style-name="T17"> </text:span></text:p>
      <text:h text:style-name="P77" text:outline-level="1"><text:bookmark-start text:name="__RefHeading___Toc3696_2418988284"/>Questão <text:span text:style-name="T14">6</text:span><text:bookmark-end text:name="__RefHeading___Toc3696_2418988284"/></text:h>
      <text:p text:style-name="Question">Termine a implementação de PoolAlloc de maneira que a instanciação de std::vector&lt;int, PoolAlloc&lt;int&gt;&gt; compile sem erros. Não é permitido herdá-lo de std: :allocator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8">main.<text:span text:style-name="T10">cpp</text:span></text:p>
          </table:table-cell>
        </table:table-row>
        <table:table-row>
          <table:table-cell table:style-name="Table4.A2" office:value-type="string">
            <text:p text:style-name="P66">#include &lt;memory&gt;</text:p>
            <text:p text:style-name="P15">#include &lt;vector&gt;</text:p>
            <text:p text:style-name="P21"/>
            <text:p text:style-name="P30"><text:span text:style-name="T1">template</text:span><text:span text:style-name="T2"> </text:span><text:span text:style-name="T7">&lt;</text:span><text:span text:style-name="T1">class</text:span><text:span text:style-name="T2"> </text:span><text:span text:style-name="T6">T</text:span><text:span text:style-name="T7">&gt;</text:span></text:p>
            <text:p text:style-name="P30"><text:span text:style-name="T1">struct</text:span><text:span text:style-name="T2"> PoolAlloc</text:span></text:p>
            <text:p text:style-name="P21">{</text:p>
            <text:p text:style-name="P30"><text:span text:style-name="T2"><text:s text:c="4"/></text:span><text:span text:style-name="T1">typedef</text:span><text:span text:style-name="T2"> T value_type;</text:span></text:p>
            <text:p text:style-name="P21"/>
            <text:p text:style-name="P30"><text:span text:style-name="T2"><text:s text:c="4"/>T</text:span><text:span text:style-name="T7">*</text:span><text:span text:style-name="T2"> </text:span><text:span text:style-name="T5">allocate</text:span><text:span text:style-name="T2">(</text:span><text:span text:style-name="T4">size_t</text:span><text:span text:style-name="T2"> n){</text:span></text:p>
            <text:p text:style-name="P30"><text:span text:style-name="T2"><text:s text:c="8"/></text:span><text:span text:style-name="T4">void</text:span><text:span text:style-name="T7">*</text:span><text:span text:style-name="T2"> p </text:span><text:span text:style-name="T7">=</text:span><text:span text:style-name="T2"> malloc(n);</text:span></text:p>
            <text:p text:style-name="P30"><text:span text:style-name="T2"><text:s text:c="8"/></text:span><text:span text:style-name="T1">return</text:span><text:span text:style-name="T2"> </text:span><text:span text:style-name="T1">static_cast</text:span><text:span text:style-name="T7">&lt;</text:span><text:span text:style-name="T2">T</text:span><text:span text:style-name="T7">*&gt;</text:span><text:span text:style-name="T2">(p);</text:span></text:p>
            <text:p text:style-name="P21"><text:s text:c="4"/>}</text:p>
            <text:p text:style-name="P21"/>
            <text:p text:style-name="P30"><text:span text:style-name="T2"><text:s text:c="4"/></text:span><text:span text:style-name="T4">void</text:span><text:span text:style-name="T2"> </text:span><text:span text:style-name="T5">deallocate</text:span><text:span text:style-name="T2">(T</text:span><text:span text:style-name="T7">*</text:span><text:span text:style-name="T2"> p, </text:span><text:span text:style-name="T4">size_t</text:span><text:span text:style-name="T2">){</text:span></text:p>
            <text:p text:style-name="P21"><text:s text:c="8"/>free(p);</text:p>
            <text:p text:style-name="P21"><text:s text:c="4"/>}</text:p>
            <text:p text:style-name="P21"/>
            <text:p text:style-name="P21"><text:soft-page-break/>};</text:p>
            <text:p text:style-name="P21"/>
            <text:p text:style-name="P30"><text:span text:style-name="T4">int</text:span><text:span text:style-name="T2"> </text:span><text:span text:style-name="T5">main</text:span><text:span text:style-name="T2">()</text:span></text:p>
            <text:p text:style-name="P21">{</text:p>
            <text:p text:style-name="P30"><text:span text:style-name="T2"><text:s text:c="4"/>std</text:span><text:span text:style-name="T7">::</text:span><text:span text:style-name="T2">vector</text:span><text:span text:style-name="T7">&lt;</text:span><text:span text:style-name="T4">int</text:span><text:span text:style-name="T2">, PoolAlloc</text:span><text:span text:style-name="T7">&lt;</text:span><text:span text:style-name="T4">int</text:span><text:span text:style-name="T7">&gt;&gt;</text:span><text:span text:style-name="T2"> v;</text:span></text:p>
            <text:p text:style-name="P21"/>
            <text:p text:style-name="P30"><text:span text:style-name="T2"><text:s text:c="4"/></text:span><text:span text:style-name="T1">return</text:span><text:span text:style-name="T2"> </text:span><text:span text:style-name="T7">0</text:span><text:span text:style-name="T2">;</text:span></text:p>
            <text:p text:style-name="P6">}</text:p>
          </table:table-cell>
        </table:table-row>
      </table:table>
      <text:h text:style-name="P77" text:outline-level="1"><text:bookmark-start text:name="__RefHeading___Toc3698_2418988284"/>Questão <text:span text:style-name="T14">7</text:span><text:bookmark-end text:name="__RefHeading___Toc3698_2418988284"/></text:h>
      <text:p text:style-name="P55">Veriﬁque se o template IsClassType funciona conforme você espera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9">main.<text:span text:style-name="T10">cpp</text:span></text:p>
          </table:table-cell>
        </table:table-row>
        <table:table-row>
          <table:table-cell table:style-name="Table2.A2" office:value-type="string">
            <text:p text:style-name="P67">#include &lt;iostream&gt;</text:p>
            <text:p text:style-name="P16">#include &lt;string&gt;</text:p>
            <text:p text:style-name="P16">#include &lt;memory&gt;</text:p>
            <text:p text:style-name="P16">#include &lt;vector&gt;</text:p>
            <text:p text:style-name="P22"/>
            <text:p text:style-name="P31"><text:span text:style-name="T1">template</text:span><text:span text:style-name="T2"> </text:span><text:span text:style-name="T7">&lt;</text:span><text:span text:style-name="T1">class</text:span><text:span text:style-name="T2"> </text:span><text:span text:style-name="T6">T</text:span><text:span text:style-name="T7">&gt;</text:span></text:p>
            <text:p text:style-name="P31"><text:span text:style-name="T1">struct</text:span><text:span text:style-name="T2"> IsClassType</text:span></text:p>
            <text:p text:style-name="P22">{</text:p>
            <text:p text:style-name="P31"><text:span text:style-name="T2"><text:s text:c="4"/></text:span><text:span text:style-name="T1">template</text:span><text:span text:style-name="T2"> </text:span><text:span text:style-name="T7">&lt;</text:span><text:span text:style-name="T1">class</text:span><text:span text:style-name="T2"> </text:span><text:span text:style-name="T6">C</text:span><text:span text:style-name="T7">&gt;</text:span><text:span text:style-name="T2"> </text:span><text:span text:style-name="T1">static</text:span><text:span text:style-name="T2"> </text:span><text:span text:style-name="T4">char</text:span><text:span text:style-name="T2"> size(</text:span><text:span text:style-name="T4">int</text:span><text:span text:style-name="T2"> C</text:span><text:span text:style-name="T7">::*</text:span><text:span text:style-name="T2">);</text:span></text:p>
            <text:p text:style-name="P31"><text:span text:style-name="T2"><text:s text:c="4"/></text:span><text:span text:style-name="T1">template</text:span><text:span text:style-name="T2"> </text:span><text:span text:style-name="T7">&lt;</text:span><text:span text:style-name="T1">class</text:span><text:span text:style-name="T2"> </text:span><text:span text:style-name="T6">C</text:span><text:span text:style-name="T7">&gt;</text:span><text:span text:style-name="T2"> </text:span><text:span text:style-name="T1">static</text:span><text:span text:style-name="T2"> std</text:span><text:span text:style-name="T7">::</text:span><text:span text:style-name="T4">int16_t</text:span><text:span text:style-name="T2"> size(...);</text:span></text:p>
            <text:p text:style-name="P31"><text:span text:style-name="T2"><text:s text:c="4"/></text:span><text:span text:style-name="T1">enum</text:span><text:span text:style-name="T2"> { Yes </text:span><text:span text:style-name="T7">=</text:span><text:span text:style-name="T2"> </text:span><text:span text:style-name="T1">sizeof</text:span><text:span text:style-name="T2">(IsClassType</text:span><text:span text:style-name="T7">&lt;</text:span><text:span text:style-name="T2">T</text:span><text:span text:style-name="T7">&gt;::</text:span><text:span text:style-name="T2">size</text:span><text:span text:style-name="T7">&lt;</text:span><text:span text:style-name="T2">T</text:span><text:span text:style-name="T7">&gt;</text:span><text:span text:style-name="T2">(nullptr)) </text:span><text:span text:style-name="T7">==</text:span><text:span text:style-name="T2"> </text:span><text:span text:style-name="T7">1</text:span><text:span text:style-name="T2"> };</text:span></text:p>
            <text:p text:style-name="P31"><text:span text:style-name="T2"><text:s text:c="4"/></text:span><text:span text:style-name="T1">enum</text:span><text:span text:style-name="T2"> { No </text:span><text:span text:style-name="T7">=</text:span><text:span text:style-name="T2"> </text:span><text:span text:style-name="T7">!</text:span><text:span text:style-name="T2">Yes };</text:span></text:p>
            <text:p text:style-name="P22">};</text:p>
            <text:p text:style-name="P22"/>
            <text:p text:style-name="P31"><text:span text:style-name="T1">template</text:span><text:span text:style-name="T2"> </text:span><text:span text:style-name="T7">&lt;</text:span><text:span text:style-name="T1">class</text:span><text:span text:style-name="T2"> </text:span><text:span text:style-name="T6">T</text:span><text:span text:style-name="T7">&gt;</text:span></text:p>
            <text:p text:style-name="P31"><text:span text:style-name="T4">void</text:span><text:span text:style-name="T2"> f() {</text:span></text:p>
            <text:p text:style-name="P31"><text:span text:style-name="T2"><text:s text:c="4"/></text:span><text:span text:style-name="T1">if</text:span><text:span text:style-name="T2"> (IsClassType</text:span><text:span text:style-name="T7">&lt;</text:span><text:span text:style-name="T2">T</text:span><text:span text:style-name="T7">&gt;::</text:span><text:span text:style-name="T2">Yes)</text:span></text:p>
            <text:p text:style-name="P31"><text:span text:style-name="T2"><text:s text:c="8"/>std</text:span><text:span text:style-name="T7">::</text:span><text:span text:style-name="T2">cout </text:span><text:span text:style-name="T7">&lt;&lt;</text:span><text:span text:style-name="T2"> </text:span><text:span text:style-name="T9">"yes"</text:span><text:span text:style-name="T2"> </text:span><text:span text:style-name="T7">&lt;&lt;</text:span><text:span text:style-name="T2"> std</text:span><text:span text:style-name="T7">::</text:span><text:span text:style-name="T2">endl;</text:span></text:p>
            <text:p text:style-name="P31"><text:span text:style-name="T2"><text:s text:c="4"/></text:span><text:span text:style-name="T1">else</text:span></text:p>
            <text:p text:style-name="P31"><text:span text:style-name="T2"><text:s text:c="8"/>std</text:span><text:span text:style-name="T7">::</text:span><text:span text:style-name="T2">cout </text:span><text:span text:style-name="T7">&lt;&lt;</text:span><text:span text:style-name="T2"> </text:span><text:span text:style-name="T9">"no"</text:span><text:span text:style-name="T2"> </text:span><text:span text:style-name="T7">&lt;&lt;</text:span><text:span text:style-name="T2"> std</text:span><text:span text:style-name="T7">::</text:span><text:span text:style-name="T2">endl;</text:span></text:p>
            <text:p text:style-name="P22">}</text:p>
            <text:p text:style-name="P22"/>
            <text:p text:style-name="P31"><text:span text:style-name="T1">struct</text:span><text:span text:style-name="T2"> MyStruct{};</text:span></text:p>
            <text:p text:style-name="P22"/>
            <text:p text:style-name="P31"><text:span text:style-name="T4">int</text:span><text:span text:style-name="T2"> </text:span><text:span text:style-name="T5">main</text:span><text:span text:style-name="T2">()</text:span></text:p>
            <text:p text:style-name="P22">{</text:p>
            <text:p text:style-name="P31"><text:span text:style-name="T2"><text:s text:c="4"/>std</text:span><text:span text:style-name="T7">::</text:span><text:span text:style-name="T2">cout </text:span><text:span text:style-name="T7">&lt;&lt;</text:span><text:span text:style-name="T2"> </text:span><text:span text:style-name="T9">"IsClassType&lt;int&gt; = "</text:span><text:span text:style-name="T2">; f</text:span><text:span text:style-name="T7">&lt;</text:span><text:span text:style-name="T4">int</text:span><text:span text:style-name="T7">&gt;</text:span><text:span text:style-name="T2">();</text:span></text:p>
            <text:p text:style-name="P31"><text:span text:style-name="T2"><text:s text:c="4"/>std</text:span><text:span text:style-name="T7">::</text:span><text:span text:style-name="T2">cout </text:span><text:span text:style-name="T7">&lt;&lt;</text:span><text:span text:style-name="T2"> </text:span><text:span text:style-name="T9">"IsClassType&lt;MyStruct&gt; = "</text:span><text:span text:style-name="T2">; f</text:span><text:span text:style-name="T7">&lt;</text:span><text:span text:style-name="T2">MyStruct</text:span><text:span text:style-name="T7">&gt;</text:span><text:span text:style-name="T2">();</text:span></text:p>
            <text:p text:style-name="P22"/>
            <text:p text:style-name="P31"><text:span text:style-name="T2"><text:s text:c="4"/></text:span><text:span text:style-name="T1">return</text:span><text:span text:style-name="T2"> </text:span><text:span text:style-name="T7">0</text:span><text:span text:style-name="T2">;</text:span></text:p>
            <text:p text:style-name="P7">}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61">Result</text:p>
          </table:table-cell>
        </table:table-row>
        <table:table-row>
          <table:table-cell table:style-name="Table9.A2" office:value-type="string">
            <text:p text:style-name="P80">IsClassType&lt;int&gt; = no</text:p>
            <text:p text:style-name="Addressee">IsClassType&lt;MyStruct&gt; = yes</text:p>
          </table:table-cell>
        </table:table-row>
      </table:table>
      <text:p text:style-name="P47">Sim, funciona como esperado.</text:p>
      <text:h text:style-name="P78" text:outline-level="1"><text:bookmark-start text:name="__RefHeading___Toc3700_2418988284"/>Questão <text:span text:style-name="T14">8</text:span><text:bookmark-end text:name="__RefHeading___Toc3700_2418988284"/></text:h>
      <text:p text:style-name="P56">Como você invocaria a função n_sum?</text:p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p text:style-name="P60">main.<text:span text:style-name="T10">cpp</text:span></text:p>
          </table:table-cell>
        </table:table-row>
        <table:table-row>
          <table:table-cell table:style-name="Table10.A2" office:value-type="string">
            <text:p text:style-name="P68">#include &lt;iostream&gt;</text:p>
            <text:p text:style-name="P23"/>
            <text:p text:style-name="P32"><text:span text:style-name="T1">template</text:span><text:span text:style-name="T2"> </text:span><text:span text:style-name="T7">&lt;</text:span><text:span text:style-name="T1">class</text:span><text:span text:style-name="T2"> </text:span><text:span text:style-name="T6">T</text:span><text:span text:style-name="T7">&gt;</text:span></text:p>
            <text:p text:style-name="P23">T n_sum(T base) {</text:p>
            <text:p text:style-name="P32"><text:span text:style-name="T2"><text:s text:c="4"/></text:span><text:span text:style-name="T1">return</text:span><text:span text:style-name="T2"> base;</text:span></text:p>
            <text:p text:style-name="P23">}</text:p>
            <text:p text:style-name="P23"/>
            <text:p text:style-name="P32"><text:span text:style-name="T1">template</text:span><text:span text:style-name="T2"> </text:span><text:span text:style-name="T7">&lt;</text:span><text:span text:style-name="T1">class</text:span><text:span text:style-name="T2"> </text:span><text:span text:style-name="T6">T</text:span><text:span text:style-name="T2">, </text:span><text:span text:style-name="T1">class</text:span><text:span text:style-name="T2"> </text:span><text:span text:style-name="T3">... </text:span><text:span text:style-name="T6">Ts</text:span><text:span text:style-name="T7">&gt;</text:span></text:p>
            <text:p text:style-name="P23">T n_sum(T first, Ts... rest) {</text:p>
            <text:p text:style-name="P32"><text:span text:style-name="T2"><text:s text:c="4"/></text:span><text:span text:style-name="T1">return</text:span><text:span text:style-name="T2"> first </text:span><text:span text:style-name="T7">+</text:span><text:span text:style-name="T2"> n_sum(rest...);</text:span></text:p>
            <text:p text:style-name="P23">}</text:p>
            <text:p text:style-name="P23"/>
            <text:p text:style-name="P32"><text:span text:style-name="T4">int</text:span><text:span text:style-name="T2"> main()</text:span></text:p>
            <text:p text:style-name="P23">{</text:p>
            <text:p text:style-name="P32"><text:span text:style-name="T2"><text:s text:c="4"/>std</text:span><text:span text:style-name="T7">::</text:span><text:span text:style-name="T2">cout </text:span><text:span text:style-name="T7">&lt;&lt;</text:span><text:span text:style-name="T2"> </text:span><text:span text:style-name="T9">"n_sum(1,2.0,3L,4.0f,5) = "</text:span><text:span text:style-name="T2"> </text:span><text:span text:style-name="T7">&lt;&lt;</text:span><text:span text:style-name="T2"> n_sum(</text:span><text:span text:style-name="T7">1</text:span><text:span text:style-name="T2">,</text:span><text:span text:style-name="T7">2.0</text:span><text:span text:style-name="T2">,</text:span><text:span text:style-name="T7">3L</text:span><text:span text:style-name="T2">,</text:span><text:span text:style-name="T7">4.0f</text:span><text:span text:style-name="T2">,</text:span><text:span text:style-name="T7">5</text:span><text:span text:style-name="T2">) </text:span><text:span text:style-name="T7">&lt;&lt;</text:span><text:span text:style-name="T2"> std</text:span><text:span text:style-name="T7">::</text:span><text:span text:style-name="T2">endl;</text:span></text:p>
            <text:p text:style-name="P23"/>
            <text:p text:style-name="P32"><text:span text:style-name="T2"><text:s text:c="4"/></text:span><text:span text:style-name="T1">return</text:span><text:span text:style-name="T2"> </text:span><text:span text:style-name="T7">0</text:span><text:span text:style-name="T2">;</text:span></text:p>
            <text:p text:style-name="P8">}</text:p>
          </table:table-cell>
        </table:table-row>
      </table:table>
      <text:h text:style-name="P77" text:outline-level="1"><text:bookmark-start text:name="__RefHeading___Toc3702_2418988284"/>Questão <text:span text:style-name="T14">9</text:span><text:bookmark-end text:name="__RefHeading___Toc3702_2418988284"/></text:h>
      <text:p text:style-name="Question">Instancie, com o tipo Person, os conteiners std::map e std::unordered_map e veja quais operadores precisa em cada caso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8">main.<text:span text:style-name="T10">cpp</text:span></text:p>
          </table:table-cell>
        </table:table-row>
        <table:table-row>
          <table:table-cell table:style-name="Table5.A2" office:value-type="string">
            <text:p text:style-name="P69">#include &lt;iostream&gt;</text:p>
            <text:p text:style-name="P17">#include &lt;string&gt;</text:p>
            <text:p text:style-name="P17">#include &lt;map&gt;</text:p>
            <text:p text:style-name="P17">#include &lt;unordered_map&gt;</text:p>
            <text:p text:style-name="P24"/>
            <text:p text:style-name="P33"><text:span text:style-name="T1">struct</text:span><text:span text:style-name="T2"> Person{</text:span></text:p>
            <text:p text:style-name="P33"><text:span text:style-name="T2"><text:tab/>std</text:span><text:span text:style-name="T7">::</text:span><text:span text:style-name="T2">string name_;</text:span></text:p>
            <text:p text:style-name="P33"><text:span text:style-name="T2"><text:tab/></text:span><text:span text:style-name="T4">int</text:span><text:span text:style-name="T2"> age_;</text:span></text:p>
            <text:p text:style-name="P24"/>
            <text:p text:style-name="P33"><text:span text:style-name="T2"><text:tab/>Person(std</text:span><text:span text:style-name="T7">::</text:span><text:span text:style-name="T2">string name, </text:span><text:span text:style-name="T4">int</text:span><text:span text:style-name="T2"> age)</text:span></text:p>
            <text:p text:style-name="P33"><text:span text:style-name="T2"><text:tab/></text:span><text:span text:style-name="T7">:</text:span><text:span text:style-name="T2"> name_(name), age_(age)</text:span></text:p>
            <text:p text:style-name="P24"><text:tab/>{}</text:p>
            <text:p text:style-name="P24">};</text:p>
            <text:p text:style-name="P24"/>
            <text:p text:style-name="P33"><text:span text:style-name="T1">struct</text:span><text:span text:style-name="T2"> ComparePerson {</text:span></text:p>
            <text:p text:style-name="P33"><text:span text:style-name="T2"><text:tab/></text:span><text:span text:style-name="T4">bool</text:span><text:span text:style-name="T2"> </text:span><text:span text:style-name="T1">operator</text:span><text:span text:style-name="T2">() (</text:span><text:span text:style-name="T1">const</text:span><text:span text:style-name="T2"> std</text:span><text:span text:style-name="T7">::</text:span><text:span text:style-name="T2">string</text:span><text:span text:style-name="T7">&amp;</text:span><text:span text:style-name="T2"> a, </text:span><text:span text:style-name="T1">const</text:span><text:span text:style-name="T2"> std</text:span><text:span text:style-name="T7">::</text:span><text:span text:style-name="T2">string</text:span><text:span text:style-name="T7">&amp;</text:span><text:span text:style-name="T2"> b) </text:span><text:span text:style-name="T1">const</text:span><text:span text:style-name="T2"> {</text:span></text:p>
            <text:p text:style-name="P33"><text:span text:style-name="T2"><text:tab/><text:tab/></text:span><text:span text:style-name="T1">return</text:span><text:span text:style-name="T2"> a.length() </text:span><text:span text:style-name="T7">&lt;</text:span><text:span text:style-name="T2"> b.length();</text:span></text:p>
            <text:p text:style-name="P24"><text:tab/>}</text:p>
            <text:p text:style-name="P24">};</text:p>
            <text:p text:style-name="P24"/>
            <text:p text:style-name="P33"><text:span text:style-name="T4">int</text:span><text:span text:style-name="T2"> </text:span><text:span text:style-name="T5">main</text:span><text:span text:style-name="T2">()</text:span></text:p>
            <text:p text:style-name="P24">{</text:p>
            <text:p text:style-name="P33"><text:span text:style-name="T2"><text:tab/>std</text:span><text:span text:style-name="T7">::</text:span><text:span text:style-name="T2">map</text:span><text:span text:style-name="T7">&lt;</text:span><text:span text:style-name="T2">std</text:span><text:span text:style-name="T7">::</text:span><text:span text:style-name="T2">string, Person, ComparePerson</text:span><text:span text:style-name="T7">&gt;</text:span><text:span text:style-name="T2"> map;</text:span></text:p>
            <text:p text:style-name="P33"><text:span text:style-name="T2"><text:tab/>map.emplace(</text:span><text:span text:style-name="T9">"Arthur"</text:span><text:span text:style-name="T2">, Person(</text:span><text:span text:style-name="T9">"Arthur"</text:span><text:span text:style-name="T2">, </text:span><text:span text:style-name="T7">26</text:span><text:span text:style-name="T2">));</text:span></text:p>
            <text:p text:style-name="P24"/>
            <text:p text:style-name="P33"><text:span text:style-name="T2"><text:tab/>std</text:span><text:span text:style-name="T7">::</text:span><text:span text:style-name="T2">unordered_map</text:span><text:span text:style-name="T7">&lt;</text:span><text:span text:style-name="T2">std</text:span><text:span text:style-name="T7">::</text:span><text:span text:style-name="T2">string, Person</text:span><text:span text:style-name="T7">&gt;</text:span><text:span text:style-name="T2"> umap;</text:span></text:p>
            <text:p text:style-name="P33"><text:span text:style-name="T2"><text:tab/>umap.emplace(</text:span><text:span text:style-name="T9">"Arthur"</text:span><text:span text:style-name="T2">, Person(</text:span><text:span text:style-name="T9">"Arthur"</text:span><text:span text:style-name="T2">, </text:span><text:span text:style-name="T7">26</text:span><text:span text:style-name="T2">));</text:span></text:p>
            <text:p text:style-name="P24"/>
            <text:p text:style-name="P33"><text:span text:style-name="T2"><text:s text:c="4"/></text:span><text:span text:style-name="T1">return</text:span><text:span text:style-name="T2"> </text:span><text:span text:style-name="T7">0</text:span><text:span text:style-name="T2">;</text:span></text:p>
            <text:p text:style-name="P9">}</text:p>
          </table:table-cell>
        </table:table-row>
      </table:table>
      <text:h text:style-name="P77" text:outline-level="1"><text:bookmark-start text:name="__RefHeading___Toc3704_2418988284"/>Questão 1<text:span text:style-name="T14">0</text:span><text:bookmark-end text:name="__RefHeading___Toc3704_2418988284"/></text:h>
      <text:p text:style-name="Question">Experimente a interface de std::unordered_map, adicionando valores com insert, procurando-os com find e removendo-os com erase. Faça também alterações no loading factor da tabela de hash.</text:p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58">main.<text:span text:style-name="T10">cpp</text:span></text:p>
          </table:table-cell>
        </table:table-row>
        <table:table-row>
          <table:table-cell table:style-name="Table6.A2" office:value-type="string">
            <text:p text:style-name="P70">#include &lt;iostream&gt;</text:p>
            <text:p text:style-name="P18">#include &lt;string&gt;</text:p>
            <text:p text:style-name="P18">#include &lt;vector&gt;</text:p>
            <text:p text:style-name="P18">#include &lt;unordered_map&gt;</text:p>
            <text:p text:style-name="P25"/>
            <text:p text:style-name="P34"><text:span text:style-name="T4">void</text:span><text:span text:style-name="T2"> </text:span><text:span text:style-name="T5">show</text:span><text:span text:style-name="T2">(</text:span><text:span text:style-name="T1">const</text:span><text:span text:style-name="T2"> std</text:span><text:span text:style-name="T7">::</text:span><text:span text:style-name="T2">unordered_map</text:span><text:span text:style-name="T7">&lt;</text:span><text:span text:style-name="T2">std</text:span><text:span text:style-name="T7">::</text:span><text:span text:style-name="T2">string,std</text:span><text:span text:style-name="T7">::</text:span><text:span text:style-name="T2">string</text:span><text:span text:style-name="T7">&gt;&amp;</text:span><text:span text:style-name="T2"> mymap){</text:span></text:p>
            <text:p text:style-name="P34"><text:span text:style-name="T2"><text:tab/></text:span><text:span text:style-name="T4">unsigned</text:span><text:span text:style-name="T2"> load_factor </text:span><text:span text:style-name="T7">=</text:span><text:span text:style-name="T2"> mymap.load_factor();</text:span></text:p>
            <text:p text:style-name="P34"><text:span text:style-name="T2"><text:tab/>std</text:span><text:span text:style-name="T7">::</text:span><text:span text:style-name="T2">cout </text:span><text:span text:style-name="T7">&lt;&lt;</text:span><text:span text:style-name="T2"> </text:span><text:span text:style-name="T9">"mymap load_factor is "</text:span><text:span text:style-name="T2"> </text:span><text:span text:style-name="T7">&lt;&lt;</text:span><text:span text:style-name="T2"> load_factor </text:span><text:span text:style-name="T7">&lt;&lt;</text:span><text:span text:style-name="T2"> </text:span><text:span text:style-name="T9">".</text:span><text:span text:style-name="T18">\n</text:span><text:span text:style-name="T9">"</text:span><text:span text:style-name="T2">;</text:span></text:p>
            <text:p text:style-name="P25"/>
            <text:p text:style-name="P34"><text:span text:style-name="T2"><text:tab/></text:span><text:span text:style-name="T4">unsigned</text:span><text:span text:style-name="T2"> bucket_count </text:span><text:span text:style-name="T7">=</text:span><text:span text:style-name="T2"> mymap.bucket_count();</text:span></text:p>
            <text:p text:style-name="P34"><text:span text:style-name="T2"><text:tab/>std</text:span><text:span text:style-name="T7">::</text:span><text:span text:style-name="T2">cout </text:span><text:span text:style-name="T7">&lt;&lt;</text:span><text:span text:style-name="T2"> </text:span><text:span text:style-name="T9">"mymap has "</text:span><text:span text:style-name="T2"> </text:span><text:span text:style-name="T7">&lt;&lt;</text:span><text:span text:style-name="T2"> bucket_count </text:span><text:span text:style-name="T7">&lt;&lt;</text:span><text:span text:style-name="T2"> </text:span><text:span text:style-name="T9">" buckets.</text:span><text:span text:style-name="T18">\n</text:span><text:span text:style-name="T9">"</text:span><text:span text:style-name="T2">;</text:span></text:p>
            <text:p text:style-name="P25"/>
            <text:p text:style-name="P34"><text:span text:style-name="T2"><text:tab/></text:span><text:span text:style-name="T1">for</text:span><text:span text:style-name="T2"> (</text:span><text:span text:style-name="T4">unsigned</text:span><text:span text:style-name="T2"> i</text:span><text:span text:style-name="T7">=0</text:span><text:span text:style-name="T2">; i</text:span><text:span text:style-name="T7">&lt;</text:span><text:span text:style-name="T2">bucket_count; </text:span><text:span text:style-name="T7">++</text:span><text:span text:style-name="T2">i) {</text:span></text:p>
            <text:p text:style-name="P34"><text:span text:style-name="T2"><text:tab/><text:tab/>std</text:span><text:span text:style-name="T7">::</text:span><text:span text:style-name="T2">cout </text:span><text:span text:style-name="T7">&lt;&lt;</text:span><text:span text:style-name="T2"> </text:span><text:span text:style-name="T9">"bucket #"</text:span><text:span text:style-name="T2"> </text:span><text:span text:style-name="T7">&lt;&lt;</text:span><text:span text:style-name="T2"> i </text:span><text:span text:style-name="T7">&lt;&lt;</text:span><text:span text:style-name="T2"> </text:span><text:span text:style-name="T9">" contains: "</text:span><text:span text:style-name="T2">;</text:span></text:p>
            <text:p text:style-name="P34"><text:span text:style-name="T2"><text:tab/><text:tab/></text:span><text:span text:style-name="T1">for</text:span><text:span text:style-name="T2"> (</text:span><text:span text:style-name="T1">auto</text:span><text:span text:style-name="T2"> it </text:span><text:span text:style-name="T7">=</text:span><text:span text:style-name="T2"> mymap.begin(i); it</text:span><text:span text:style-name="T7">!=</text:span><text:span text:style-name="T2">mymap.end(i); </text:span><text:span text:style-name="T7">++</text:span><text:span text:style-name="T2">it)</text:span></text:p>
            <text:p text:style-name="P34"><text:span text:style-name="T2"><text:tab/><text:tab/><text:tab/>std</text:span><text:span text:style-name="T7">::</text:span><text:span text:style-name="T2">cout </text:span><text:span text:style-name="T7">&lt;&lt;</text:span><text:span text:style-name="T2"> </text:span><text:span text:style-name="T9">"["</text:span><text:span text:style-name="T2"> </text:span><text:span text:style-name="T7">&lt;&lt;</text:span><text:span text:style-name="T2"> it</text:span><text:span text:style-name="T7">-&gt;</text:span><text:span text:style-name="T2">first </text:span><text:span text:style-name="T7">&lt;&lt;</text:span><text:span text:style-name="T2"> </text:span><text:span text:style-name="T9">":"</text:span><text:span text:style-name="T2"> </text:span><text:span text:style-name="T7">&lt;&lt;</text:span><text:span text:style-name="T2"> it</text:span><text:span text:style-name="T7">-&gt;</text:span><text:span text:style-name="T2">second </text:span><text:span text:style-name="T7">&lt;&lt;</text:span><text:span text:style-name="T2"> </text:span><text:span text:style-name="T9">"] "</text:span><text:span text:style-name="T2">;</text:span></text:p>
            <text:p text:style-name="P34"><text:span text:style-name="T2"><text:tab/><text:tab/><text:tab/>std</text:span><text:span text:style-name="T7">::</text:span><text:span text:style-name="T2">cout </text:span><text:span text:style-name="T7">&lt;&lt;</text:span><text:span text:style-name="T2"> </text:span><text:span text:style-name="T9">"</text:span><text:span text:style-name="T18">\n</text:span><text:span text:style-name="T9">"</text:span><text:span text:style-name="T2">;</text:span></text:p>
            <text:p text:style-name="P25"><text:tab/>}</text:p>
            <text:p text:style-name="P25"/>
            <text:p text:style-name="P25">}</text:p>
            <text:p text:style-name="P25"/>
            <text:p text:style-name="P39">// http://www.cplusplus.com/reference/unordered_map/unordered_map/bucket_count/</text:p>
            <text:p text:style-name="P39">// http://www.cplusplus.com/reference/unordered_map/unordered_map/find/</text:p>
            <text:p text:style-name="P39">// http://www.cplusplus.com/reference/unordered_map/unordered_map/erase/</text:p>
            <text:p text:style-name="P34"><text:span text:style-name="T4">int</text:span><text:span text:style-name="T2"> </text:span><text:span text:style-name="T5">main</text:span><text:span text:style-name="T2"> ()</text:span></text:p>
            <text:p text:style-name="P25">{</text:p>
            <text:p text:style-name="P34"><text:span text:style-name="T2"><text:tab/>std</text:span><text:span text:style-name="T7">::</text:span><text:span text:style-name="T2">unordered_map</text:span><text:span text:style-name="T7">&lt;</text:span><text:span text:style-name="T2">std</text:span><text:span text:style-name="T7">::</text:span><text:span text:style-name="T2">string,std</text:span><text:span text:style-name="T7">::</text:span><text:span text:style-name="T2">string</text:span><text:span text:style-name="T7">&gt;</text:span><text:span text:style-name="T2"> mymap </text:span><text:span text:style-name="T7">=</text:span><text:span text:style-name="T2"> {</text:span></text:p>
            <text:p text:style-name="P34"><text:span text:style-name="T2"><text:tab/><text:tab/>{</text:span><text:span text:style-name="T9">"house"</text:span><text:span text:style-name="T2">,</text:span><text:span text:style-name="T9">"maison"</text:span><text:span text:style-name="T2">},</text:span></text:p>
            <text:p text:style-name="P34"><text:span text:style-name="T2"><text:tab/><text:tab/>{</text:span><text:span text:style-name="T9">"apple"</text:span><text:span text:style-name="T2">,</text:span><text:span text:style-name="T9">"pomme"</text:span><text:span text:style-name="T2">},</text:span></text:p>
            <text:p text:style-name="P34"><text:span text:style-name="T2"><text:tab/><text:tab/>{</text:span><text:span text:style-name="T9">"tree"</text:span><text:span text:style-name="T2">,</text:span><text:span text:style-name="T9">"arbre"</text:span><text:span text:style-name="T2">},</text:span></text:p>
            <text:p text:style-name="P34"><text:span text:style-name="T2"><text:tab/><text:tab/>{</text:span><text:span text:style-name="T9">"book"</text:span><text:span text:style-name="T2">,</text:span><text:span text:style-name="T9">"livre"</text:span><text:span text:style-name="T2">},</text:span></text:p>
            <text:p text:style-name="P34"><text:span text:style-name="T2"><text:tab/><text:tab/>{</text:span><text:span text:style-name="T9">"door"</text:span><text:span text:style-name="T2">,</text:span><text:span text:style-name="T9">"porte"</text:span><text:span text:style-name="T2">},</text:span></text:p>
            <text:p text:style-name="P34"><text:span text:style-name="T2"><text:tab/><text:tab/>{</text:span><text:span text:style-name="T9">"grapefruit"</text:span><text:span text:style-name="T2">,</text:span><text:span text:style-name="T9">"pamplemousse"</text:span><text:span text:style-name="T2">}</text:span></text:p>
            <text:p text:style-name="P25"><text:tab/>};</text:p>
            <text:p text:style-name="P25"/>
            <text:p text:style-name="P34"><text:span text:style-name="T2"><text:tab/>mymap.insert(std</text:span><text:span text:style-name="T7">::</text:span><text:span text:style-name="T2">make_pair(</text:span><text:span text:style-name="T9">"I"</text:span><text:span text:style-name="T2">, </text:span><text:span text:style-name="T9">"je"</text:span><text:span text:style-name="T2">));</text:span></text:p>
            <text:p text:style-name="P34"><text:span text:style-name="T2"><text:tab/>mymap.insert(std</text:span><text:span text:style-name="T7">::</text:span><text:span text:style-name="T2">make_pair(</text:span><text:span text:style-name="T9">"knee"</text:span><text:span text:style-name="T2">, </text:span><text:span text:style-name="T9">"genou"</text:span><text:span text:style-name="T2">));</text:span></text:p>
            <text:p text:style-name="P25"/>
            <text:p text:style-name="P34"><text:span text:style-name="T2"><text:s text:c="2"/><text:tab/>mymap[</text:span><text:span text:style-name="T9">"flower"</text:span><text:span text:style-name="T2">] </text:span><text:span text:style-name="T7">=</text:span><text:span text:style-name="T2"> </text:span><text:span text:style-name="T9">"fleur"</text:span><text:span text:style-name="T2">;</text:span></text:p>
            <text:p text:style-name="P25"/>
            <text:p text:style-name="P25"><text:tab/>show(mymap);</text:p>
            <text:p text:style-name="P25"/>
            <text:p text:style-name="P34"><text:span text:style-name="T2"><text:s text:c="2"/><text:tab/></text:span><text:span text:style-name="T8">// FIND</text:span></text:p>
            <text:p text:style-name="P34"><text:span text:style-name="T2"><text:tab/>std</text:span><text:span text:style-name="T7">::</text:span><text:span text:style-name="T2">string input;</text:span></text:p>
            <text:p text:style-name="P34"><text:span text:style-name="T2"><text:tab/>std</text:span><text:span text:style-name="T7">::</text:span><text:span text:style-name="T2">cout </text:span><text:span text:style-name="T7">&lt;&lt;</text:span><text:span text:style-name="T2"> </text:span><text:span text:style-name="T9">"who? "</text:span><text:span text:style-name="T2">;</text:span></text:p>
            <text:p text:style-name="P34"><text:span text:style-name="T2"><text:tab/>getline (std</text:span><text:span text:style-name="T7">::</text:span><text:span text:style-name="T2">cin,input);</text:span></text:p>
            <text:p text:style-name="P25"/>
            <text:p text:style-name="P34"><text:span text:style-name="T2"><text:tab/>std</text:span><text:span text:style-name="T7">::</text:span><text:span text:style-name="T2">unordered_map</text:span><text:span text:style-name="T7">&lt;</text:span><text:span text:style-name="T2">std</text:span><text:span text:style-name="T7">::</text:span><text:span text:style-name="T2">string,std</text:span><text:span text:style-name="T7">::</text:span><text:span text:style-name="T2">string</text:span><text:span text:style-name="T7">&gt;::</text:span><text:span text:style-name="T2">const_iterator got </text:span><text:span text:style-name="T7">=</text:span><text:span text:style-name="T2"> mymap.find(input);</text:span></text:p>
            <text:p text:style-name="P25"/>
            <text:p text:style-name="P34"><text:span text:style-name="T2"><text:tab/></text:span><text:span text:style-name="T1">if</text:span><text:span text:style-name="T2"> ( got </text:span><text:span text:style-name="T7">==</text:span><text:span text:style-name="T2"> mymap.end() )</text:span></text:p>
            <text:p text:style-name="P34"><text:span text:style-name="T2"><text:tab/><text:tab/>std</text:span><text:span text:style-name="T7">::</text:span><text:span text:style-name="T2">cout </text:span><text:span text:style-name="T7">&lt;&lt;</text:span><text:span text:style-name="T2"> </text:span><text:span text:style-name="T9">"not found"</text:span><text:span text:style-name="T2">;</text:span></text:p>
            <text:p text:style-name="P34"><text:span text:style-name="T2"><text:tab/></text:span><text:span text:style-name="T1">else</text:span></text:p>
            <text:p text:style-name="P34"><text:span text:style-name="T2"><text:tab/><text:tab/>std</text:span><text:span text:style-name="T7">::</text:span><text:span text:style-name="T2">cout </text:span><text:span text:style-name="T7">&lt;&lt;</text:span><text:span text:style-name="T2"> got</text:span><text:span text:style-name="T7">-&gt;</text:span><text:span text:style-name="T2">first </text:span><text:span text:style-name="T7">&lt;&lt;</text:span><text:span text:style-name="T2"> </text:span><text:span text:style-name="T9">" is "</text:span><text:span text:style-name="T2"> </text:span><text:span text:style-name="T7">&lt;&lt;</text:span><text:span text:style-name="T2"> got</text:span><text:span text:style-name="T7">-&gt;</text:span><text:span text:style-name="T2">second;</text:span></text:p>
            <text:p text:style-name="P25"/>
            <text:p text:style-name="P34"><text:span text:style-name="T2"><text:tab/>std</text:span><text:span text:style-name="T7">::</text:span><text:span text:style-name="T2">cout </text:span><text:span text:style-name="T7">&lt;&lt;</text:span><text:span text:style-name="T2"> std</text:span><text:span text:style-name="T7">::</text:span><text:span text:style-name="T2">endl;</text:span></text:p>
            <text:p text:style-name="P25"/>
            <text:p text:style-name="P34"><text:span text:style-name="T2"><text:tab/></text:span><text:span text:style-name="T8">// ERASE</text:span></text:p>
            <text:p text:style-name="P34"><text:span text:style-name="T2"><text:tab/></text:span><text:span text:style-name="T8">// erase examples:</text:span></text:p>
            <text:p text:style-name="P34"><text:span text:style-name="T2"><text:tab/>mymap.erase ( mymap.begin() ); <text:s text:c="5"/></text:span><text:span text:style-name="T8">// erasing by iterator</text:span></text:p>
            <text:p text:style-name="P34"><text:span text:style-name="T2"><text:tab/>mymap.erase (</text:span><text:span text:style-name="T9">"tree"</text:span><text:span text:style-name="T2">); <text:s text:c="12"/></text:span><text:span text:style-name="T8">// erasing by key</text:span></text:p>
            <text:p text:style-name="P34"><text:span text:style-name="T2"><text:tab/>mymap.erase ( mymap.find(</text:span><text:span text:style-name="T9">"knee"</text:span><text:span text:style-name="T2">), mymap.end() ); </text:span><text:span text:style-name="T8">// erasing by range</text:span></text:p>
            <text:p text:style-name="P25"><text:tab/>show(mymap);</text:p>
            <text:p text:style-name="P25"/>
            <text:p text:style-name="P34"><text:span text:style-name="T2"><text:tab/></text:span><text:span text:style-name="T1">return</text:span><text:span text:style-name="T2"> </text:span><text:span text:style-name="T7">0</text:span><text:span text:style-name="T2">;</text:span></text:p>
            <text:p text:style-name="P10">}</text:p>
          </table:table-cell>
        </table:table-row>
      </table:table>
      <text:h text:style-name="P77" text:outline-level="1"><text:bookmark-start text:name="__RefHeading___Toc3706_2418988284"/>Questão 1<text:span text:style-name="T14">1</text:span><text:bookmark-end text:name="__RefHeading___Toc3706_2418988284"/></text:h>
      <text:p text:style-name="Question">Qual o problema de se veriﬁcar a existência de um elemento em std::map com o operator [ ] ?</text:p>
      <text:p text:style-name="P48"><text:soft-page-break/>O operador[] de std::map realiza uma inserção se o elemento não existir, logo ele nunca indicará a não existência do elemento.</text:p>
      <text:p text:style-name="P48">Fonte: <text:a xlink:type="simple" xlink:href="http://en.cppreference.com/w/cpp/container/map/operator_at" text:style-name="Internet_20_link" text:visited-style-name="Visited_20_Internet_20_Link">http://en.cppreference.com/w/cpp/container/map/operator_at</text:a> </text:p>
      <text:p text:style-name="Question"/>
      <text:h text:style-name="P77" text:outline-level="1"><text:bookmark-start text:name="__RefHeading___Toc3708_2418988284"/>Questão 1<text:span text:style-name="T14">2</text:span><text:bookmark-end text:name="__RefHeading___Toc3708_2418988284"/></text:h>
      <text:p text:style-name="Question">Qual a diferença entre std::sort( ), std::partial_sort( ) e std::stable_sort( )? Teste-os com a seguintes elementos, usando como critério de ordenação apenas o inteiro de cada par: &lt;4, "a"&gt;, &lt;3, "a"&gt;, &lt;9, “b”&gt;, &lt;9, “a”&gt;, &lt;1, “a”&gt;, <text:s/>&lt;10, “a”&gt;, &lt;1, “b”<text:span text:style-name="T19">&gt;</text:span>, &lt;2, “a”<text:span text:style-name="T19">&gt;</text:span>, &lt;7, “a”<text:span text:style-name="T19">&gt;</text:span>.</text:p>
      <text:p text:style-name="P49">std::sort não garante que a ordem de elementos iguais será preservada.</text:p>
      <text:p text:style-name="P49">std::stable_sort garante que a ordem dos elementos iguais será preservada.</text:p>
      <text:p text:style-name="P49">Std::partial_sort ordena apenas os n menores items e não garante a ordem de elementos iguais, nem a ordem dos elementos restantes.</text:p>
      <text:p text:style-name="P49">Fonte:<text:tab/><text:a xlink:type="simple" xlink:href="http://en.cppreference.com/w/cpp/algorithm/sort" text:style-name="Internet_20_link" text:visited-style-name="Visited_20_Internet_20_Link">http://en.cppreference.com/w/cpp/algorithm/sort</text:a></text:p>
      <text:p text:style-name="P49"><text:tab/><text:a xlink:type="simple" xlink:href="http://en.cppreference.com/w/cpp/algorithm/stable_sort" text:style-name="Internet_20_link" text:visited-style-name="Visited_20_Internet_20_Link">http://en.cppreference.com/w/cpp/algorithm/stable_sort</text:a> </text:p>
      <text:p text:style-name="P50"><text:tab/><text:a xlink:type="simple" xlink:href="http://en.cppreference.com/w/cpp/algorithm/partial_sort" text:style-name="Internet_20_link" text:visited-style-name="Visited_20_Internet_20_Link"><text:span text:style-name="T20">http://en.cppreference.com/w/cpp/algorithm/partial_sort</text:span></text:a><text:span text:style-name="T20"> 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8">main.<text:span text:style-name="T10">cpp</text:span></text:p>
          </table:table-cell>
        </table:table-row>
        <table:table-row>
          <table:table-cell table:style-name="Table7.A2" office:value-type="string">
            <text:p text:style-name="P71">#include &lt;iostream&gt;</text:p>
            <text:p text:style-name="P73">#include &lt;string&gt;</text:p>
            <text:p text:style-name="P73">#include &lt;vector&gt;</text:p>
            <text:p text:style-name="P73">#include &lt;tuple&gt;</text:p>
            <text:p text:style-name="P73">#include &lt;algorithm&gt;</text:p>
            <text:p text:style-name="P26"/>
            <text:p text:style-name="P35"><text:span text:style-name="T4">void</text:span><text:span text:style-name="T2"> </text:span><text:span text:style-name="T5">print</text:span><text:span text:style-name="T2">(</text:span><text:span text:style-name="T1">const</text:span><text:span text:style-name="T2"> std</text:span><text:span text:style-name="T7">::</text:span><text:span text:style-name="T2">vector</text:span><text:span text:style-name="T7">&lt;</text:span><text:span text:style-name="T2">std</text:span><text:span text:style-name="T7">::</text:span><text:span text:style-name="T2">tuple</text:span><text:span text:style-name="T7">&lt;</text:span><text:span text:style-name="T4">int</text:span><text:span text:style-name="T2">, </text:span><text:span text:style-name="T4">char</text:span><text:span text:style-name="T7">&gt;&gt;&amp;</text:span><text:span text:style-name="T2"> v){</text:span></text:p>
            <text:p text:style-name="P35"><text:span text:style-name="T2"><text:s text:c="4"/></text:span><text:span text:style-name="T1">for</text:span><text:span text:style-name="T2">(</text:span><text:span text:style-name="T1">auto</text:span><text:span text:style-name="T2"> t </text:span><text:span text:style-name="T7">:</text:span><text:span text:style-name="T2"> v)</text:span></text:p>
            <text:p text:style-name="P35"><text:span text:style-name="T2"><text:s text:c="8"/>std</text:span><text:span text:style-name="T7">::</text:span><text:span text:style-name="T2">cout </text:span><text:span text:style-name="T7">&lt;&lt;</text:span><text:span text:style-name="T2"> </text:span><text:span text:style-name="T9">"&lt;"</text:span><text:span text:style-name="T2"> </text:span><text:span text:style-name="T7">&lt;&lt;</text:span><text:span text:style-name="T2"> std</text:span><text:span text:style-name="T7">::</text:span><text:span text:style-name="T2">get</text:span><text:span text:style-name="T7">&lt;0&gt;</text:span><text:span text:style-name="T2">(t) </text:span><text:span text:style-name="T7">&lt;&lt;</text:span><text:span text:style-name="T2"> </text:span><text:span text:style-name="T9">", "</text:span><text:span text:style-name="T2"> </text:span><text:span text:style-name="T7">&lt;&lt;</text:span><text:span text:style-name="T2"> std</text:span><text:span text:style-name="T7">::</text:span><text:span text:style-name="T2">get</text:span><text:span text:style-name="T7">&lt;1&gt;</text:span><text:span text:style-name="T2">(t) </text:span><text:span text:style-name="T7">&lt;&lt;</text:span><text:span text:style-name="T2"> </text:span><text:span text:style-name="T9">"&gt;"</text:span><text:span text:style-name="T2"> </text:span><text:span text:style-name="T7">&lt;&lt;</text:span><text:span text:style-name="T2"> std</text:span><text:span text:style-name="T7">::</text:span><text:span text:style-name="T2">endl;</text:span></text:p>
            <text:p text:style-name="P26">}</text:p>
            <text:p text:style-name="P26"/>
            <text:p text:style-name="P35"><text:span text:style-name="T4">int</text:span><text:span text:style-name="T2"> </text:span><text:span text:style-name="T5">main</text:span><text:span text:style-name="T2">()</text:span></text:p>
            <text:p text:style-name="P26">{</text:p>
            <text:p text:style-name="P35"><text:span text:style-name="T2"><text:s text:c="4"/>std</text:span><text:span text:style-name="T7">::</text:span><text:span text:style-name="T2">vector</text:span><text:span text:style-name="T7">&lt;</text:span><text:span text:style-name="T2">std</text:span><text:span text:style-name="T7">::</text:span><text:span text:style-name="T2">tuple</text:span><text:span text:style-name="T7">&lt;</text:span><text:span text:style-name="T4">int</text:span><text:span text:style-name="T2">, </text:span><text:span text:style-name="T4">char</text:span><text:span text:style-name="T7">&gt;&gt;</text:span><text:span text:style-name="T2"> v </text:span><text:span text:style-name="T7">=</text:span><text:span text:style-name="T2"> {</text:span></text:p>
            <text:p text:style-name="P35"><text:span text:style-name="T2"><text:s text:c="8"/>std</text:span><text:span text:style-name="T7">::</text:span><text:span text:style-name="T2">make_tuple(</text:span><text:span text:style-name="T7">4</text:span><text:span text:style-name="T2">, </text:span><text:span text:style-name="T9">'a'</text:span><text:span text:style-name="T2">),</text:span></text:p>
            <text:p text:style-name="P35"><text:span text:style-name="T2"><text:s text:c="8"/>std</text:span><text:span text:style-name="T7">::</text:span><text:span text:style-name="T2">make_tuple(</text:span><text:span text:style-name="T7">3</text:span><text:span text:style-name="T2">, </text:span><text:span text:style-name="T9">'a'</text:span><text:span text:style-name="T2">),</text:span></text:p>
            <text:p text:style-name="P35"><text:span text:style-name="T2"><text:s text:c="8"/>std</text:span><text:span text:style-name="T7">::</text:span><text:span text:style-name="T2">make_tuple(</text:span><text:span text:style-name="T7">9</text:span><text:span text:style-name="T2">, </text:span><text:span text:style-name="T9">'b'</text:span><text:span text:style-name="T2">),</text:span></text:p>
            <text:p text:style-name="P35"><text:span text:style-name="T2"><text:s text:c="8"/>std</text:span><text:span text:style-name="T7">::</text:span><text:span text:style-name="T2">make_tuple(</text:span><text:span text:style-name="T7">9</text:span><text:span text:style-name="T2">, </text:span><text:span text:style-name="T9">'a'</text:span><text:span text:style-name="T2">),</text:span></text:p>
            <text:p text:style-name="P35"><text:span text:style-name="T2"><text:s text:c="8"/>std</text:span><text:span text:style-name="T7">::</text:span><text:span text:style-name="T2">make_tuple(</text:span><text:span text:style-name="T7">1</text:span><text:span text:style-name="T2">, </text:span><text:span text:style-name="T9">'a'</text:span><text:span text:style-name="T2">),</text:span></text:p>
            <text:p text:style-name="P35"><text:span text:style-name="T2"><text:s text:c="8"/>std</text:span><text:span text:style-name="T7">::</text:span><text:span text:style-name="T2">make_tuple(</text:span><text:span text:style-name="T7">10</text:span><text:span text:style-name="T2">, </text:span><text:span text:style-name="T9">'a'</text:span><text:span text:style-name="T2">),</text:span></text:p>
            <text:p text:style-name="P35"><text:span text:style-name="T2"><text:s text:c="8"/>std</text:span><text:span text:style-name="T7">::</text:span><text:span text:style-name="T2">make_tuple(</text:span><text:span text:style-name="T7">1</text:span><text:span text:style-name="T2">, </text:span><text:span text:style-name="T9">'b'</text:span><text:span text:style-name="T2">),</text:span></text:p>
            <text:p text:style-name="P35"><text:span text:style-name="T2"><text:s text:c="8"/>std</text:span><text:span text:style-name="T7">::</text:span><text:span text:style-name="T2">make_tuple(</text:span><text:span text:style-name="T7">2</text:span><text:span text:style-name="T2">, </text:span><text:span text:style-name="T9">'a'</text:span><text:span text:style-name="T2">),</text:span></text:p>
            <text:p text:style-name="P35"><text:span text:style-name="T2"><text:s text:c="8"/>std</text:span><text:span text:style-name="T7">::</text:span><text:span text:style-name="T2">make_tuple(</text:span><text:span text:style-name="T7">7</text:span><text:span text:style-name="T2">, </text:span><text:span text:style-name="T9">'a'</text:span><text:span text:style-name="T2">) <text:s text:c="3"/></text:span></text:p>
            <text:p text:style-name="P26"><text:s text:c="4"/>};</text:p>
            <text:p text:style-name="P26"/>
            <text:p text:style-name="P35"><text:span text:style-name="T2"><text:s text:c="4"/>std</text:span><text:span text:style-name="T7">::</text:span><text:span text:style-name="T2">cout </text:span><text:span text:style-name="T7">&lt;&lt;</text:span><text:span text:style-name="T2"> </text:span><text:span text:style-name="T9">"Unsorted:"</text:span><text:span text:style-name="T2"> </text:span><text:span text:style-name="T7">&lt;&lt;</text:span><text:span text:style-name="T2"> std</text:span><text:span text:style-name="T7">::</text:span><text:span text:style-name="T2">endl;</text:span></text:p>
            <text:p text:style-name="P26"><text:s text:c="4"/>print(v);</text:p>
            <text:p text:style-name="P35"><text:span text:style-name="T2"><text:s text:c="4"/>std</text:span><text:span text:style-name="T7">::</text:span><text:span text:style-name="T2">cout </text:span><text:span text:style-name="T7">&lt;&lt;</text:span><text:span text:style-name="T2"> std</text:span><text:span text:style-name="T7">::</text:span><text:span text:style-name="T2">endl;</text:span></text:p>
            <text:p text:style-name="P26"/>
            <text:p text:style-name="P35"><text:span text:style-name="T2"><text:s text:c="4"/></text:span><text:span text:style-name="T1">auto</text:span><text:span text:style-name="T2"> compare </text:span><text:span text:style-name="T7">=</text:span><text:span text:style-name="T2"> [](std</text:span><text:span text:style-name="T7">::</text:span><text:span text:style-name="T2">tuple</text:span><text:span text:style-name="T7">&lt;</text:span><text:span text:style-name="T4">int</text:span><text:span text:style-name="T2">, </text:span><text:span text:style-name="T4">char</text:span><text:span text:style-name="T7">&gt;</text:span><text:span text:style-name="T2"> a, std</text:span><text:span text:style-name="T7">::</text:span><text:span text:style-name="T2">tuple</text:span><text:span text:style-name="T7">&lt;</text:span><text:span text:style-name="T4">int</text:span><text:span text:style-name="T2">, </text:span><text:span text:style-name="T4">char</text:span><text:span text:style-name="T7">&gt;</text:span><text:span text:style-name="T2"> b) {</text:span></text:p>
            <text:p text:style-name="P35"><text:span text:style-name="T2"><text:s text:c="8"/></text:span><text:span text:style-name="T1">return</text:span><text:span text:style-name="T2"> std</text:span><text:span text:style-name="T7">::</text:span><text:span text:style-name="T2">get</text:span><text:span text:style-name="T7">&lt;0&gt;</text:span><text:span text:style-name="T2">(a) </text:span><text:span text:style-name="T7">&lt;</text:span><text:span text:style-name="T2"> std</text:span><text:span text:style-name="T7">::</text:span><text:span text:style-name="T2">get</text:span><text:span text:style-name="T7">&lt;0&gt;</text:span><text:span text:style-name="T2">(b); <text:s text:c="2"/></text:span></text:p>
            <text:p text:style-name="P26"><text:s text:c="4"/>};</text:p>
            <text:p text:style-name="P26"/>
            <text:p text:style-name="P35"><text:span text:style-name="T2"><text:s text:c="4"/>std</text:span><text:span text:style-name="T7">::</text:span><text:span text:style-name="T2">vector</text:span><text:span text:style-name="T7">&lt;</text:span><text:span text:style-name="T2">std</text:span><text:span text:style-name="T7">::</text:span><text:span text:style-name="T2">tuple</text:span><text:span text:style-name="T7">&lt;</text:span><text:span text:style-name="T4">int</text:span><text:span text:style-name="T2">, </text:span><text:span text:style-name="T4">char</text:span><text:span text:style-name="T7">&gt;&gt;</text:span><text:span text:style-name="T2"> v1 </text:span><text:span text:style-name="T7">=</text:span><text:span text:style-name="T2"> v;</text:span></text:p>
            <text:p text:style-name="P35"><text:span text:style-name="T2"><text:s text:c="4"/>std</text:span><text:span text:style-name="T7">::</text:span><text:span text:style-name="T2">sort(v1.begin(), v1.end(), compare);</text:span></text:p>
            <text:p text:style-name="P35"><text:span text:style-name="T2"><text:s text:c="4"/>std</text:span><text:span text:style-name="T7">::</text:span><text:span text:style-name="T2">cout </text:span><text:span text:style-name="T7">&lt;&lt;</text:span><text:span text:style-name="T2"> </text:span><text:span text:style-name="T9">"std::sort():"</text:span><text:span text:style-name="T2"> </text:span><text:span text:style-name="T7">&lt;&lt;</text:span><text:span text:style-name="T2"> std</text:span><text:span text:style-name="T7">::</text:span><text:span text:style-name="T2">endl;</text:span></text:p>
            <text:p text:style-name="P26"><text:s text:c="4"/>print(v1);</text:p>
            <text:p text:style-name="P35"><text:span text:style-name="T2"><text:s text:c="4"/>std</text:span><text:span text:style-name="T7">::</text:span><text:span text:style-name="T2">cout </text:span><text:span text:style-name="T7">&lt;&lt;</text:span><text:span text:style-name="T2"> std</text:span><text:span text:style-name="T7">::</text:span><text:span text:style-name="T2">endl;</text:span></text:p>
            <text:p text:style-name="P26"/>
            <text:p text:style-name="P35"><text:span text:style-name="T2"><text:s text:c="4"/>std</text:span><text:span text:style-name="T7">::</text:span><text:span text:style-name="T2">vector</text:span><text:span text:style-name="T7">&lt;</text:span><text:span text:style-name="T2">std</text:span><text:span text:style-name="T7">::</text:span><text:span text:style-name="T2">tuple</text:span><text:span text:style-name="T7">&lt;</text:span><text:span text:style-name="T4">int</text:span><text:span text:style-name="T2">, </text:span><text:span text:style-name="T4">char</text:span><text:span text:style-name="T7">&gt;&gt;</text:span><text:span text:style-name="T2"> v2 </text:span><text:span text:style-name="T7">=</text:span><text:span text:style-name="T2"> v;</text:span></text:p>
            <text:p text:style-name="P35"><text:span text:style-name="T2"><text:s text:c="4"/>std</text:span><text:span text:style-name="T7">::</text:span><text:span text:style-name="T2">partial_sort(v2.begin(), v2.end(), v2.end(), compare);</text:span></text:p>
            <text:p text:style-name="P35"><text:span text:style-name="T2"><text:s text:c="4"/>std</text:span><text:span text:style-name="T7">::</text:span><text:span text:style-name="T2">cout </text:span><text:span text:style-name="T7">&lt;&lt;</text:span><text:span text:style-name="T2"> </text:span><text:span text:style-name="T9">"std::partial_sort():"</text:span><text:span text:style-name="T2"> </text:span><text:span text:style-name="T7">&lt;&lt;</text:span><text:span text:style-name="T2"> std</text:span><text:span text:style-name="T7">::</text:span><text:span text:style-name="T2">endl;</text:span></text:p>
            <text:p text:style-name="P26"><text:s text:c="4"/>print(v2);</text:p>
            <text:p text:style-name="P35"><text:soft-page-break/><text:span text:style-name="T2"><text:s text:c="4"/>std</text:span><text:span text:style-name="T7">::</text:span><text:span text:style-name="T2">cout </text:span><text:span text:style-name="T7">&lt;&lt;</text:span><text:span text:style-name="T2"> std</text:span><text:span text:style-name="T7">::</text:span><text:span text:style-name="T2">endl;</text:span></text:p>
            <text:p text:style-name="P26"/>
            <text:p text:style-name="P35"><text:span text:style-name="T2"><text:s text:c="4"/>std</text:span><text:span text:style-name="T7">::</text:span><text:span text:style-name="T2">vector</text:span><text:span text:style-name="T7">&lt;</text:span><text:span text:style-name="T2">std</text:span><text:span text:style-name="T7">::</text:span><text:span text:style-name="T2">tuple</text:span><text:span text:style-name="T7">&lt;</text:span><text:span text:style-name="T4">int</text:span><text:span text:style-name="T2">, </text:span><text:span text:style-name="T4">char</text:span><text:span text:style-name="T7">&gt;&gt;</text:span><text:span text:style-name="T2"> v3 </text:span><text:span text:style-name="T7">=</text:span><text:span text:style-name="T2"> v;</text:span></text:p>
            <text:p text:style-name="P35"><text:span text:style-name="T2"><text:s text:c="4"/>std</text:span><text:span text:style-name="T7">::</text:span><text:span text:style-name="T2">stable_sort(v3.begin(), v3.end(), compare);</text:span></text:p>
            <text:p text:style-name="P35"><text:span text:style-name="T2"><text:s text:c="4"/>std</text:span><text:span text:style-name="T7">::</text:span><text:span text:style-name="T2">cout </text:span><text:span text:style-name="T7">&lt;&lt;</text:span><text:span text:style-name="T2"> </text:span><text:span text:style-name="T9">"std::stable_sort():"</text:span><text:span text:style-name="T2"> </text:span><text:span text:style-name="T7">&lt;&lt;</text:span><text:span text:style-name="T2"> std</text:span><text:span text:style-name="T7">::</text:span><text:span text:style-name="T2">endl;</text:span></text:p>
            <text:p text:style-name="P26"><text:s text:c="4"/>print(v3);</text:p>
            <text:p text:style-name="P35"><text:span text:style-name="T2"><text:s text:c="4"/>std</text:span><text:span text:style-name="T7">::</text:span><text:span text:style-name="T2">cout </text:span><text:span text:style-name="T7">&lt;&lt;</text:span><text:span text:style-name="T2"> std</text:span><text:span text:style-name="T7">::</text:span><text:span text:style-name="T2">endl;</text:span></text:p>
            <text:p text:style-name="P26"/>
            <text:p text:style-name="P35"><text:span text:style-name="T2"><text:s text:c="4"/></text:span><text:span text:style-name="T1">return</text:span><text:span text:style-name="T2"> </text:span><text:span text:style-name="T7">0</text:span><text:span text:style-name="T2">;</text:span></text:p>
            <text:p text:style-name="P11">}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62">Result</text:p>
          </table:table-cell>
          <table:covered-table-cell/>
        </table:table-row>
        <table:table-row>
          <table:table-cell table:style-name="Table11.A2" office:value-type="string">
            <text:p text:style-name="P81">Unsorted:</text:p>
            <text:p text:style-name="P51">&lt;4, a&gt;</text:p>
            <text:p text:style-name="P51">&lt;3, a&gt;</text:p>
            <text:p text:style-name="P51">&lt;9, b&gt;</text:p>
            <text:p text:style-name="P51">&lt;9, a&gt;</text:p>
            <text:p text:style-name="P51">&lt;1, a&gt;</text:p>
            <text:p text:style-name="P51">&lt;10, a&gt;</text:p>
            <text:p text:style-name="P51">&lt;1, b&gt;</text:p>
            <text:p text:style-name="P51">&lt;2, a&gt;</text:p>
            <text:p text:style-name="P51">&lt;7, a&gt;</text:p>
            <text:p text:style-name="P51"/>
            <text:p text:style-name="P51">std::sort():</text:p>
            <text:p text:style-name="P51">&lt;1, a&gt;</text:p>
            <text:p text:style-name="P51">&lt;1, b&gt;</text:p>
            <text:p text:style-name="P51">&lt;2, a&gt;</text:p>
            <text:p text:style-name="P51">&lt;3, a&gt;</text:p>
            <text:p text:style-name="P51">&lt;4, a&gt;</text:p>
            <text:p text:style-name="P51">&lt;7, a&gt;</text:p>
            <text:p text:style-name="P51">&lt;9, b&gt;</text:p>
            <text:p text:style-name="P51">&lt;9, a&gt;</text:p>
            <text:p text:style-name="P51">&lt;10, a&gt;</text:p>
          </table:table-cell>
          <table:table-cell table:style-name="Table11.B2" office:value-type="string">
            <text:p text:style-name="P82">std::partial_sort():</text:p>
            <text:p text:style-name="P52">&lt;1, a&gt;</text:p>
            <text:p text:style-name="P52">&lt;1, b&gt;</text:p>
            <text:p text:style-name="P52">&lt;2, a&gt;</text:p>
            <text:p text:style-name="P52">&lt;3, a&gt;</text:p>
            <text:p text:style-name="P52">&lt;4, a&gt;</text:p>
            <text:p text:style-name="P52">&lt;7, a&gt;</text:p>
            <text:p text:style-name="P52">&lt;9, a&gt;</text:p>
            <text:p text:style-name="P52">&lt;9, b&gt;</text:p>
            <text:p text:style-name="P52">&lt;10, a&gt;</text:p>
            <text:p text:style-name="P52"/>
            <text:p text:style-name="P52">std::stable_sort():</text:p>
            <text:p text:style-name="P52">&lt;1, a&gt;</text:p>
            <text:p text:style-name="P52">&lt;1, b&gt;</text:p>
            <text:p text:style-name="P52">&lt;2, a&gt;</text:p>
            <text:p text:style-name="P52">&lt;3, a&gt;</text:p>
            <text:p text:style-name="P52">&lt;4, a&gt;</text:p>
            <text:p text:style-name="P52">&lt;7, a&gt;</text:p>
            <text:p text:style-name="P52">&lt;9, b&gt;</text:p>
            <text:p text:style-name="P52">&lt;9, a&gt;</text:p>
            <text:p text:style-name="P52">&lt;10, a&gt;</text:p>
          </table:table-cell>
        </table:table-row>
      </table:table>
      <text:h text:style-name="P79" text:outline-level="1"><text:bookmark-start text:name="__RefHeading___Toc3710_2418988284"/>Questão 1<text:span text:style-name="T14">3</text:span><text:bookmark-end text:name="__RefHeading___Toc3710_2418988284"/></text:h>
      <text:p text:style-name="P54">Utilize a sobrecarga de std::regex_search que recebe um std::match_results para iterar e imprimir as partes da string <text:span text:style-name="T13">tag &lt;foo&gt; 123 &lt;/foo&gt; gat</text:span> com o padrão R"(&lt;( . * )&gt;.*&lt;/\1&gt; )"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58">main.<text:span text:style-name="T10">cpp</text:span></text:p>
          </table:table-cell>
        </table:table-row>
        <table:table-row>
          <table:table-cell table:style-name="Table8.A2" office:value-type="string">
            <text:p text:style-name="P72">#include &lt;iostream&gt;</text:p>
            <text:p text:style-name="P74">#include &lt;string&gt;</text:p>
            <text:p text:style-name="P74">#include &lt;regex&gt;</text:p>
            <text:p text:style-name="P27"/>
            <text:p text:style-name="P36"><text:span text:style-name="T4">int</text:span><text:span text:style-name="T2"> </text:span><text:span text:style-name="T5">main</text:span><text:span text:style-name="T2">()</text:span></text:p>
            <text:p text:style-name="P27">{</text:p>
            <text:p text:style-name="P36"><text:span text:style-name="T2"><text:s text:c="4"/>std</text:span><text:span text:style-name="T7">::</text:span><text:span text:style-name="T2">regex r(R</text:span><text:span text:style-name="T9">"(&lt;(.*)&gt;.*&lt;/</text:span><text:span text:style-name="T18">\1</text:span><text:span text:style-name="T9">&gt;)"</text:span><text:span text:style-name="T2">);</text:span></text:p>
            <text:p text:style-name="P36"><text:span text:style-name="T2"><text:s text:c="4"/>std</text:span><text:span text:style-name="T7">::</text:span><text:span text:style-name="T2">string s </text:span><text:span text:style-name="T7">=</text:span><text:span text:style-name="T2"> </text:span><text:span text:style-name="T9">"tag &lt;foo&gt; 123 &lt;/foo&gt; gat"</text:span><text:span text:style-name="T2">;</text:span></text:p>
            <text:p text:style-name="P36"><text:span text:style-name="T2"><text:s text:c="4"/>std</text:span><text:span text:style-name="T7">::</text:span><text:span text:style-name="T2">smatch match;</text:span></text:p>
            <text:p text:style-name="P36"><text:span text:style-name="T2"><text:s text:c="4"/></text:span><text:span text:style-name="T4">bool</text:span><text:span text:style-name="T2"> ok </text:span><text:span text:style-name="T7">=</text:span><text:span text:style-name="T2"> std</text:span><text:span text:style-name="T7">::</text:span><text:span text:style-name="T2">regex_search(s, match, r);</text:span></text:p>
            <text:p text:style-name="P27"/>
            <text:p text:style-name="P36"><text:span text:style-name="T2"><text:s text:c="4"/></text:span><text:span text:style-name="T1">for</text:span><text:span text:style-name="T2">(</text:span><text:span text:style-name="T1">auto</text:span><text:span text:style-name="T2"> m </text:span><text:span text:style-name="T7">:</text:span><text:span text:style-name="T2"> match){</text:span></text:p>
            <text:p text:style-name="P36"><text:span text:style-name="T2"><text:s text:c="8"/>std</text:span><text:span text:style-name="T7">::</text:span><text:span text:style-name="T2">cout </text:span><text:span text:style-name="T7">&lt;&lt;</text:span><text:span text:style-name="T2"> </text:span><text:span text:style-name="T9">"match = "</text:span><text:span text:style-name="T2"> </text:span><text:span text:style-name="T7">&lt;&lt;</text:span><text:span text:style-name="T2"> m </text:span><text:span text:style-name="T7">&lt;&lt;</text:span><text:span text:style-name="T2"> </text:span><text:span text:style-name="T9">'\n'</text:span><text:span text:style-name="T2">;</text:span></text:p>
            <text:p text:style-name="P27"><text:s text:c="4"/>}</text:p>
            <text:p text:style-name="P27"/>
            <text:p text:style-name="P36"><text:span text:style-name="T2"><text:s text:c="4"/></text:span><text:span text:style-name="T1">return</text:span><text:span text:style-name="T2"> </text:span><text:span text:style-name="T7">0</text:span><text:span text:style-name="T2">;</text:span></text:p>
            <text:p text:style-name="P12">}</text:p>
          </table:table-cell>
        </table:table-row>
      </table:table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P63">Result</text:p>
          </table:table-cell>
        </table:table-row>
        <table:table-row>
          <table:table-cell table:style-name="Table12.A2" office:value-type="string">
            <text:p text:style-name="P83">match = &lt;foo&gt; 123 &lt;/foo&gt;</text:p>
            <text:p text:style-name="P53">match = foo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" svg:font-family="arial, sans-serif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estion" style:family="paragraph" style:parent-style-name="Addressee" style:next-style-name="Addressee" style:class="text">
      <style:paragraph-properties fo:margin-left="0in" fo:margin-right="0in" fo:margin-top="0in" fo:margin-bottom="0.1in" loext:contextual-spacing="true" fo:text-indent="0in" style:auto-text-indent="fals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23:55:53.089377900</meta:creation-date>
    <dc:date>2017-05-31T23:31:41.875691264</dc:date>
    <meta:editing-duration>PT10H5M7S</meta:editing-duration>
    <meta:editing-cycles>99</meta:editing-cycles>
    <meta:generator>LibreOffice/5.3.2.2$Linux_X86_64 LibreOffice_project/30m0$Build-2</meta:generator>
    <meta:document-statistic meta:table-count="12" meta:image-count="0" meta:object-count="0" meta:page-count="9" meta:paragraph-count="395" meta:word-count="1552" meta:character-count="12471" meta:non-whitespace-character-count="10621"/>
  </office:meta>
</office:document-meta>
</file>